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F" svg:font-family="" style:font-family-generic="roma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ffffff" fo:padding="0.101cm" fo:border="none">
        <style:background-image/>
      </style:table-cell-properties>
    </style:style>
    <style:style style:name="Tableau12.2" style:family="table-row">
      <style:table-row-properties style:min-row-height="2.401cm"/>
    </style:style>
    <style:style style:name="Tableau12.A2" style:family="table-cell">
      <style:table-cell-properties style:vertical-align="middle" fo:background-color="transparent" fo:padding="0.101cm" fo:border="none">
        <style:background-image/>
      </style:table-cell-properties>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15cm" fo:margin-left="0cm" table:align="left" style:writing-mode="page"/>
    </style:style>
    <style:style style:name="Tableau2.A" style:family="table-column">
      <style:table-column-properties style:column-width="5.509cm"/>
    </style:style>
    <style:style style:name="Tableau2.B" style:family="table-column">
      <style:table-column-properties style:column-width="2.693cm"/>
    </style:style>
    <style:style style:name="Tableau2.C" style:family="table-column">
      <style:table-column-properties style:column-width="9.213cm"/>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language="fr" fo:country="FR" fo:font-weight="bold" fo:background-color="transparent"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Standard">
      <style:text-properties fo:color="#ff3333" fo:font-size="10pt" fo:language="fr" fo:country="FR" officeooo:rsid="003dcc4a" officeooo:paragraph-rsid="003dcc4a" style:font-size-asian="10pt" style:font-size-complex="10pt"/>
    </style:style>
    <style:style style:name="P16"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language="fr" fo:country="FR" style:font-size-asian="8pt" style:font-size-complex="8pt"/>
    </style:style>
    <style:style style:name="P18"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9" style:family="paragraph" style:parent-style-name="Table_20_Contents">
      <style:text-properties fo:font-size="7pt" fo:language="fr" fo:country="FR" style:font-size-asian="7pt" style:font-size-complex="7pt"/>
    </style:style>
    <style:style style:name="P20"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1" style:family="paragraph" style:parent-style-name="Table_20_Contents">
      <style:text-properties style:font-name="DejaVu Sans2"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3" style:family="paragraph" style:parent-style-name="Table_20_Contents">
      <style:text-properties fo:language="fr" fo:country="FR"/>
    </style:style>
    <style:style style:name="P24" style:family="paragraph" style:parent-style-name="Table_20_Contents">
      <style:paragraph-properties fo:text-align="center" style:justify-single-word="false"/>
      <style:text-properties fo:language="fr" fo:country="FR"/>
    </style:style>
    <style:style style:name="P25" style:family="paragraph" style:parent-style-name="Table_20_Contents">
      <style:paragraph-properties fo:text-align="justify" style:justify-single-word="false"/>
      <style:text-properties fo:language="fr" fo:country="FR"/>
    </style:style>
    <style:style style:name="P26" style:family="paragraph" style:parent-style-name="Table_20_Contents">
      <style:paragraph-properties fo:text-align="justify" style:justify-single-word="false"/>
      <style:text-properties fo:language="fr" fo:country="FR" fo:font-weight="bold" style:font-weight-asian="bold" style:font-weight-complex="bold"/>
    </style:style>
    <style:style style:name="P27" style:family="paragraph" style:parent-style-name="Table_20_Contents">
      <style:paragraph-properties fo:text-align="center" style:justify-single-word="false"/>
      <style:text-properties fo:language="fr" fo:country="FR" officeooo:rsid="006c67ee" officeooo:paragraph-rsid="006c67ee"/>
    </style:style>
    <style:style style:name="P28" style:family="paragraph" style:parent-style-name="Frame_20_contents">
      <style:paragraph-properties fo:text-align="end" style:justify-single-word="false"/>
      <style:text-properties fo:language="fr" fo:country="FR" officeooo:paragraph-rsid="00242b3f"/>
    </style:style>
    <style:style style:name="P29" style:family="paragraph" style:parent-style-name="Header">
      <style:text-properties fo:language="fr" fo:country="FR"/>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4" style:family="paragraph" style:parent-style-name="Text_20_body">
      <style:text-properties fo:language="fr" fo:country="FR"/>
    </style:style>
    <style:style style:name="P35" style:family="paragraph" style:parent-style-name="Text_20_body">
      <style:text-properties fo:language="fr" fo:country="FR" officeooo:rsid="0032e14d" officeooo:paragraph-rsid="0032e14d"/>
    </style:style>
    <style:style style:name="P36" style:family="paragraph" style:parent-style-name="Text_20_body">
      <style:text-properties fo:language="fr" fo:country="FR" officeooo:paragraph-rsid="0032d14d"/>
    </style:style>
    <style:style style:name="P37" style:family="paragraph" style:parent-style-name="Text_20_body">
      <style:text-properties fo:language="fr" fo:country="FR" officeooo:rsid="003b8f9a" officeooo:paragraph-rsid="003b8f9a"/>
    </style:style>
    <style:style style:name="P38" style:family="paragraph" style:parent-style-name="Text_20_body">
      <style:text-properties fo:language="fr" fo:country="FR" officeooo:rsid="004a562f" officeooo:paragraph-rsid="004a562f"/>
    </style:style>
    <style:style style:name="P39" style:family="paragraph" style:parent-style-name="Text_20_body">
      <style:text-properties fo:language="fr" fo:country="FR" officeooo:rsid="004a562f" officeooo:paragraph-rsid="004a562f" fo:background-color="transparent"/>
    </style:style>
    <style:style style:name="P40" style:family="paragraph" style:parent-style-name="Text_20_body">
      <style:paragraph-properties fo:text-align="start" style:justify-single-word="false"/>
      <style:text-properties fo:language="fr" fo:country="FR" officeooo:rsid="0053cecb" officeooo:paragraph-rsid="005b1a5a" fo:background-color="transparent"/>
    </style:style>
    <style:style style:name="P41" style:family="paragraph" style:parent-style-name="Text_20_body">
      <style:text-properties fo:language="fr" fo:country="FR" officeooo:rsid="00553e3f" officeooo:paragraph-rsid="00553e3f"/>
    </style:style>
    <style:style style:name="P42" style:family="paragraph" style:parent-style-name="Text_20_body">
      <style:paragraph-properties fo:text-align="start" style:justify-single-word="false"/>
      <style:text-properties fo:language="fr" fo:country="FR" officeooo:rsid="0053cecb" officeooo:paragraph-rsid="0053cecb"/>
    </style:style>
    <style:style style:name="P43" style:family="paragraph" style:parent-style-name="Text_20_body">
      <style:paragraph-properties fo:text-align="justify" style:justify-single-word="false"/>
      <style:text-properties fo:language="fr" fo:country="FR" officeooo:rsid="005a4200" officeooo:paragraph-rsid="005a4200"/>
    </style:style>
    <style:style style:name="P44" style:family="paragraph" style:parent-style-name="Text_20_body">
      <style:paragraph-properties fo:text-align="start" style:justify-single-word="false"/>
      <style:text-properties fo:language="fr" fo:country="FR" officeooo:rsid="005a4200" officeooo:paragraph-rsid="005a4200"/>
    </style:style>
    <style:style style:name="P45" style:family="paragraph" style:parent-style-name="Text_20_body">
      <style:text-properties fo:language="fr" fo:country="FR" officeooo:rsid="005c00f0" officeooo:paragraph-rsid="005c00f0"/>
    </style:style>
    <style:style style:name="P46" style:family="paragraph" style:parent-style-name="Text_20_body">
      <style:text-properties fo:language="fr" fo:country="FR" officeooo:rsid="005e9b1e" officeooo:paragraph-rsid="005e9b1e"/>
    </style:style>
    <style:style style:name="P47" style:family="paragraph" style:parent-style-name="Text_20_body">
      <style:paragraph-properties fo:text-align="start" style:justify-single-word="false"/>
      <style:text-properties fo:language="fr" fo:country="FR" officeooo:paragraph-rsid="007cdcaf"/>
    </style:style>
    <style:style style:name="P48"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49" style:family="paragraph" style:parent-style-name="Text_20_body">
      <style:text-properties officeooo:rsid="004cdfbe" officeooo:paragraph-rsid="004cdfbe"/>
    </style:style>
    <style:style style:name="P50" style:family="paragraph" style:parent-style-name="Text_20_body">
      <style:text-properties officeooo:rsid="0050b714" officeooo:paragraph-rsid="0050b714"/>
    </style:style>
    <style:style style:name="P51" style:family="paragraph" style:parent-style-name="Text_20_body">
      <style:text-properties officeooo:paragraph-rsid="00602320"/>
    </style:style>
    <style:style style:name="P52" style:family="paragraph" style:parent-style-name="Text_20_body">
      <style:text-properties officeooo:rsid="006319f5" officeooo:paragraph-rsid="006319f5"/>
    </style:style>
    <style:style style:name="P53" style:family="paragraph" style:parent-style-name="Text_20_body">
      <style:text-properties officeooo:rsid="0064b437" officeooo:paragraph-rsid="0064b437"/>
    </style:style>
    <style:style style:name="P54" style:family="paragraph" style:parent-style-name="Text_20_body">
      <style:paragraph-properties fo:text-align="start" style:justify-single-word="false"/>
      <style:text-properties officeooo:rsid="0064b437" officeooo:paragraph-rsid="0064b437"/>
    </style:style>
    <style:style style:name="P55" style:family="paragraph" style:parent-style-name="Text_20_body">
      <style:text-properties officeooo:rsid="0065ca76" officeooo:paragraph-rsid="0065ca76"/>
    </style:style>
    <style:style style:name="P56" style:family="paragraph" style:parent-style-name="Text_20_body">
      <style:text-properties officeooo:rsid="0065d79d" officeooo:paragraph-rsid="0065d79d"/>
    </style:style>
    <style:style style:name="P57" style:family="paragraph" style:parent-style-name="Text_20_body">
      <style:paragraph-properties fo:text-align="start" style:justify-single-word="false"/>
      <style:text-properties officeooo:rsid="006137f3" officeooo:paragraph-rsid="006137f3"/>
    </style:style>
    <style:style style:name="P58" style:family="paragraph" style:parent-style-name="Text_20_body">
      <style:text-properties officeooo:rsid="0078d61e" officeooo:paragraph-rsid="0078d61e"/>
    </style:style>
    <style:style style:name="P59" style:family="paragraph" style:parent-style-name="Standard">
      <style:paragraph-properties fo:break-before="page"/>
      <style:text-properties fo:language="fr" fo:country="FR"/>
    </style:style>
    <style:style style:name="P60" style:family="paragraph" style:parent-style-name="Tableau_20_entête">
      <style:text-properties fo:language="fr" fo:country="FR"/>
    </style:style>
    <style:style style:name="P61" style:family="paragraph" style:parent-style-name="Tableau_20_entête">
      <style:paragraph-properties fo:text-align="center" style:justify-single-word="false"/>
      <style:text-properties fo:language="fr" fo:country="FR"/>
    </style:style>
    <style:style style:name="P62" style:family="paragraph" style:parent-style-name="Balise">
      <style:text-properties style:use-window-font-color="true" fo:language="fr" fo:country="FR"/>
    </style:style>
    <style:style style:name="P63" style:family="paragraph" style:parent-style-name="Code">
      <style:text-properties style:font-name="DejaVu Sans1" fo:font-size="10pt" fo:language="fr" fo:country="FR" style:font-size-asian="10pt" style:font-size-complex="10pt"/>
    </style:style>
    <style:style style:name="P64" style:family="paragraph" style:parent-style-name="Text_20_body">
      <style:text-properties fo:language="fr" fo:country="FR"/>
    </style:style>
    <style:style style:name="P65" style:family="paragraph" style:parent-style-name="Text_20_body" style:list-style-name="L1">
      <style:text-properties fo:language="fr" fo:country="FR"/>
    </style:style>
    <style:style style:name="P66" style:family="paragraph" style:parent-style-name="Text_20_body" style:list-style-name="L1">
      <style:text-properties fo:language="fr" fo:country="FR" officeooo:rsid="006e50f1" officeooo:paragraph-rsid="006e50f1"/>
    </style:style>
    <style:style style:name="P67" style:family="paragraph" style:parent-style-name="Text_20_body" style:list-style-name="L2">
      <style:text-properties fo:language="fr" fo:country="FR" officeooo:rsid="004a562f" officeooo:paragraph-rsid="004a562f" fo:background-color="transparent"/>
    </style:style>
    <style:style style:name="P68" style:family="paragraph" style:parent-style-name="Text_20_body" style:list-style-name="L9">
      <style:text-properties fo:language="fr" fo:country="FR" officeooo:rsid="003a729b" fo:background-color="transparent"/>
    </style:style>
    <style:style style:name="P69" style:family="paragraph" style:parent-style-name="Text_20_body" style:list-style-name="L9">
      <style:text-properties fo:language="fr" fo:country="FR" fo:background-color="transparent"/>
    </style:style>
    <style:style style:name="P70" style:family="paragraph" style:parent-style-name="Text_20_body" style:list-style-name="L4">
      <style:paragraph-properties fo:text-align="start" style:justify-single-word="false"/>
      <style:text-properties fo:language="fr" fo:country="FR" officeooo:rsid="005a4200" officeooo:paragraph-rsid="005a4200"/>
    </style:style>
    <style:style style:name="P71" style:family="paragraph" style:parent-style-name="Text_20_body" style:list-style-name="L5">
      <style:paragraph-properties fo:text-align="start" style:justify-single-word="false"/>
      <style:text-properties fo:language="fr" fo:country="FR" officeooo:rsid="005643a4" officeooo:paragraph-rsid="005643a4"/>
    </style:style>
    <style:style style:name="P72" style:family="paragraph" style:parent-style-name="Text_20_body" style:list-style-name="L5">
      <style:paragraph-properties fo:text-align="start" style:justify-single-word="false"/>
      <style:text-properties fo:language="fr" fo:country="FR" officeooo:rsid="005643a4" officeooo:paragraph-rsid="0074e63d"/>
    </style:style>
    <style:style style:name="P73" style:family="paragraph" style:parent-style-name="Text_20_body" style:list-style-name="L5">
      <style:paragraph-properties fo:text-align="start" style:justify-single-word="false"/>
      <style:text-properties fo:language="fr" fo:country="FR" officeooo:rsid="00797f4c" officeooo:paragraph-rsid="007cdcaf"/>
    </style:style>
    <style:style style:name="P74" style:family="paragraph" style:parent-style-name="Text_20_body" style:list-style-name="L5">
      <style:paragraph-properties fo:text-align="start" style:justify-single-word="false"/>
      <style:text-properties fo:language="fr" fo:country="FR" officeooo:rsid="007df2d2" officeooo:paragraph-rsid="007df2d2"/>
    </style:style>
    <style:style style:name="P75" style:family="paragraph" style:parent-style-name="Text_20_body" style:list-style-name="L5">
      <style:paragraph-properties fo:text-align="start" style:justify-single-word="false"/>
      <style:text-properties fo:language="fr" fo:country="FR" officeooo:rsid="007fb81e" officeooo:paragraph-rsid="007fb81e"/>
    </style:style>
    <style:style style:name="P76" style:family="paragraph" style:parent-style-name="Text_20_body" style:list-style-name="L6">
      <style:text-properties fo:language="fr" fo:country="FR"/>
    </style:style>
    <style:style style:name="P77" style:family="paragraph" style:parent-style-name="Text_20_body" style:list-style-name="L6">
      <style:text-properties fo:language="fr" fo:country="FR" officeooo:rsid="005e9b1e" officeooo:paragraph-rsid="005e9b1e"/>
    </style:style>
    <style:style style:name="P78" style:family="paragraph" style:parent-style-name="Text_20_body" style:list-style-name="L9">
      <style:text-properties fo:language="fr" fo:country="FR"/>
    </style:style>
    <style:style style:name="P79" style:family="paragraph" style:parent-style-name="Text_20_body">
      <style:text-properties fo:language="fr" fo:country="FR" officeooo:paragraph-rsid="00861583"/>
    </style:style>
    <style:style style:name="P80" style:family="paragraph" style:parent-style-name="Text_20_body">
      <style:text-properties fo:language="fr" fo:country="FR" officeooo:rsid="00861583" officeooo:paragraph-rsid="00861583"/>
    </style:style>
    <style:style style:name="P81" style:family="paragraph" style:parent-style-name="Text_20_body">
      <style:text-properties fo:language="fr" fo:country="FR" officeooo:rsid="003466f6" officeooo:paragraph-rsid="003466f6"/>
    </style:style>
    <style:style style:name="P82" style:family="paragraph" style:parent-style-name="Text_20_body" style:list-style-name="L2">
      <style:text-properties officeooo:rsid="004a562f" officeooo:paragraph-rsid="004a562f"/>
    </style:style>
    <style:style style:name="P83" style:family="paragraph" style:parent-style-name="Text_20_body" style:list-style-name="L2">
      <style:text-properties officeooo:rsid="0050b714" officeooo:paragraph-rsid="0050b714"/>
    </style:style>
    <style:style style:name="P84" style:family="paragraph" style:parent-style-name="Text_20_body" style:list-style-name="L3">
      <style:text-properties officeooo:rsid="004ed65f" officeooo:paragraph-rsid="004ed65f"/>
    </style:style>
    <style:style style:name="P85" style:family="paragraph" style:parent-style-name="Text_20_body" style:list-style-name="L7">
      <style:text-properties officeooo:rsid="006137f3" officeooo:paragraph-rsid="006137f3"/>
    </style:style>
    <style:style style:name="P86" style:family="paragraph" style:parent-style-name="Text_20_body" style:list-style-name="L8">
      <style:text-properties officeooo:rsid="0064b437" officeooo:paragraph-rsid="0064b437"/>
    </style:style>
    <style:style style:name="P87" style:family="paragraph" style:parent-style-name="Text_20_body">
      <style:text-properties officeooo:paragraph-rsid="0078d61e"/>
    </style:style>
    <style:style style:name="P88" style:family="paragraph" style:parent-style-name="Text_20_body">
      <style:text-properties officeooo:rsid="0065d79d" officeooo:paragraph-rsid="0065d79d"/>
    </style:style>
    <style:style style:name="P89" style:family="paragraph" style:parent-style-name="Heading_20_3">
      <style:text-properties fo:language="fr" fo:country="FR"/>
    </style:style>
    <style:style style:name="P90" style:family="paragraph" style:parent-style-name="Heading_20_3">
      <style:text-properties fo:language="fr" fo:country="FR" officeooo:rsid="005e9b1e" officeooo:paragraph-rsid="005e9b1e"/>
    </style:style>
    <style:style style:name="P91" style:family="paragraph" style:parent-style-name="Heading_20_3">
      <style:text-properties officeooo:rsid="00602320" officeooo:paragraph-rsid="00602320"/>
    </style:style>
    <style:style style:name="P92" style:family="paragraph" style:parent-style-name="Heading_20_3">
      <style:text-properties officeooo:rsid="0078d61e" officeooo:paragraph-rsid="0065ca76"/>
    </style:style>
    <style:style style:name="P93" style:family="paragraph" style:parent-style-name="Contents_20_2">
      <style:paragraph-properties>
        <style:tab-stops>
          <style:tab-stop style:position="16.903cm" style:type="right" style:leader-style="dotted" style:leader-text="."/>
        </style:tab-stops>
      </style:paragraph-properties>
    </style:style>
    <style:style style:name="P94" style:family="paragraph" style:parent-style-name="Contents_20_4">
      <style:paragraph-properties>
        <style:tab-stops>
          <style:tab-stop style:position="15.905cm" style:type="right" style:leader-style="dotted" style:leader-text="."/>
        </style:tab-stops>
      </style:paragraph-properties>
    </style:style>
    <style:style style:name="P95" style:family="paragraph" style:parent-style-name="Heading_20_4">
      <style:text-properties fo:language="fr" fo:country="FR"/>
    </style:style>
    <style:style style:name="P96" style:family="paragraph" style:parent-style-name="Heading_20_4">
      <style:text-properties fo:language="fr" fo:country="FR" officeooo:paragraph-rsid="0012207d"/>
    </style:style>
    <style:style style:name="P97" style:family="paragraph" style:parent-style-name="Heading_20_4">
      <style:text-properties officeooo:rsid="004cdfbe" officeooo:paragraph-rsid="004cdfbe"/>
    </style:style>
    <style:style style:name="P98" style:family="paragraph" style:parent-style-name="Heading_20_4">
      <style:text-properties officeooo:rsid="0050b714" officeooo:paragraph-rsid="0050b714"/>
    </style:style>
    <style:style style:name="P99" style:family="paragraph" style:parent-style-name="Table_20_Contents">
      <style:paragraph-properties fo:text-align="center" style:justify-single-word="false"/>
      <style:text-properties fo:language="fr" fo:country="FR" officeooo:rsid="00861583" officeooo:paragraph-rsid="00861583"/>
    </style:style>
    <style:style style:name="P100" style:family="paragraph" style:parent-style-name="Table_20_Contents">
      <style:paragraph-properties fo:text-align="center" style:justify-single-word="false"/>
      <style:text-properties fo:language="fr" fo:country="FR" officeooo:rsid="00861583" officeooo:paragraph-rsid="00874120"/>
    </style:style>
    <style:style style:name="P101" style:family="paragraph" style:parent-style-name="Table_20_Contents">
      <style:paragraph-properties fo:text-align="justify" style:justify-single-word="false"/>
      <style:text-properties fo:language="fr" fo:country="FR" officeooo:rsid="00861583" officeooo:paragraph-rsid="00874120"/>
    </style:style>
    <style:style style:name="P102" style:family="paragraph" style:parent-style-name="Table_20_Contents">
      <style:paragraph-properties fo:text-align="start" style:justify-single-word="false"/>
      <style:text-properties fo:language="fr" fo:country="FR" officeooo:rsid="00861583" officeooo:paragraph-rsid="00861583"/>
    </style:style>
    <style:style style:name="P103" style:family="paragraph" style:parent-style-name="Table_20_Contents">
      <style:paragraph-properties fo:text-align="center" style:justify-single-word="false"/>
      <style:text-properties fo:language="fr" fo:country="FR" officeooo:rsid="00874120" officeooo:paragraph-rsid="00874120"/>
    </style:style>
    <style:style style:name="P104" style:family="paragraph" style:parent-style-name="Table_20_Contents">
      <style:paragraph-properties fo:text-align="center" style:justify-single-word="false"/>
      <style:text-properties fo:language="fr" fo:country="FR" officeooo:rsid="00880ce3" officeooo:paragraph-rsid="00880ce3"/>
    </style:style>
    <style:style style:name="P105" style:family="paragraph" style:parent-style-name="Table_20_Contents">
      <style:paragraph-properties fo:margin-top="0.101cm" fo:margin-bottom="0.101cm" loext:contextual-spacing="false" fo:text-align="center" style:justify-single-word="false"/>
      <style:text-properties fo:language="fr" fo:country="FR" officeooo:rsid="00874120" officeooo:paragraph-rsid="00874120"/>
    </style:style>
    <style:style style:name="P106" style:family="paragraph" style:parent-style-name="Contents_20_3">
      <style:paragraph-properties>
        <style:tab-stops>
          <style:tab-stop style:position="16.404cm" style:type="right" style:leader-style="dotted" style:leader-text="."/>
        </style:tab-stops>
      </style:paragraph-properties>
    </style:style>
    <style:style style:name="P107" style:family="paragraph" style:parent-style-name="Tableau_20_entête">
      <style:paragraph-properties fo:text-align="center" style:justify-single-word="false"/>
      <style:text-properties fo:language="fr" fo:country="FR" officeooo:rsid="00874120" officeooo:paragraph-rsid="00874120"/>
    </style:style>
    <style:style style:name="P108" style:family="paragraph" style:parent-style-name="Heading_20_2">
      <style:text-properties fo:language="fr" fo:country="FR"/>
    </style:style>
    <style:style style:name="P109" style:family="paragraph" style:parent-style-name="Heading_20_2">
      <style:text-properties fo:language="fr" fo:country="FR" officeooo:paragraph-rsid="003b8f9a"/>
    </style:style>
    <style:style style:name="P110" style:family="paragraph" style:parent-style-name="Contents_20_1">
      <style:paragraph-properties>
        <style:tab-stops>
          <style:tab-stop style:position="17.403cm" style:type="right" style:leader-style="dotted" style:leader-text="."/>
        </style:tab-stops>
      </style:paragraph-properties>
    </style:style>
    <style:style style:name="P111" style:family="paragraph" style:parent-style-name="Heading_20_1">
      <style:text-properties fo:language="fr" fo:country="FR"/>
    </style:style>
    <style:style style:name="P112" style:family="paragraph" style:parent-style-name="Heading_20_1">
      <style:text-properties fo:language="fr" fo:country="FR" officeooo:rsid="003b1bfb" officeooo:paragraph-rsid="003b1bfb"/>
    </style:style>
    <style:style style:name="P113" style:family="paragraph" style:parent-style-name="Heading_20_1">
      <style:text-properties fo:language="fr" fo:country="FR" officeooo:rsid="0040009e" officeooo:paragraph-rsid="0040009e"/>
    </style:style>
    <style:style style:name="P114" style:family="paragraph" style:parent-style-name="Heading_20_1">
      <style:paragraph-properties fo:break-before="page"/>
      <style:text-properties fo:color="#ffffff" fo:language="fr" fo:country="FR"/>
    </style:style>
    <style:style style:name="P115" style:family="paragraph" style:parent-style-name="Heading_20_1" style:master-page-name="">
      <style:paragraph-properties style:page-number="auto" fo:break-before="auto" fo:break-after="auto"/>
      <style:text-properties fo:language="fr" fo:country="FR" officeooo:rsid="003b1bfb" officeooo:paragraph-rsid="003b1bfb"/>
    </style:style>
    <style:style style:name="P116" style:family="paragraph">
      <loext:graphic-properties draw:fill="solid" draw:fill-color="#dddddd"/>
      <style:text-properties fo:color="#333333"/>
    </style:style>
    <style:style style:name="P117" style:family="paragraph">
      <loext:graphic-properties draw:fill="solid" draw:fill-color="#dddddd"/>
      <style:text-properties fo:color="#333333" fo:font-size="10pt" style:font-size-asian="10pt" style:font-size-complex="10pt"/>
    </style:style>
    <style:style style:name="P118" style:family="paragraph">
      <loext:graphic-properties draw:fill="solid" draw:fill-color="#dddddd"/>
      <style:text-properties fo:color="#333333" fo:font-size="9pt" style:font-size-asian="9pt" style:font-size-complex="9pt"/>
    </style:style>
    <style:style style:name="P119" style:family="paragraph">
      <style:text-properties style:font-name="F" fo:font-size="12pt"/>
    </style:style>
    <style:style style:name="P120" style:family="paragraph">
      <loext:graphic-properties draw:fill="solid" draw:fill-color="#dddddd"/>
      <style:text-properties fo:color="#333333" style:font-name="F" fo:font-size="12pt"/>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3a729b" style:font-weight-asian="bold" style:font-weight-complex="bold"/>
    </style:style>
    <style:style style:name="T8" style:family="text">
      <style:text-properties fo:background-color="transparent" loext:char-shading-value="0"/>
    </style:style>
    <style:style style:name="T9" style:family="text">
      <style:text-properties officeooo:rsid="003a729b" fo:background-color="transparent" loext:char-shading-value="0"/>
    </style:style>
    <style:style style:name="T10" style:family="text">
      <style:text-properties officeooo:rsid="00103c23"/>
    </style:style>
    <style:style style:name="T11" style:family="text">
      <style:text-properties officeooo:rsid="002e03b8"/>
    </style:style>
    <style:style style:name="T12" style:family="text">
      <style:text-properties officeooo:rsid="003a729b"/>
    </style:style>
    <style:style style:name="T13" style:family="text">
      <style:text-properties officeooo:rsid="003b8f9a"/>
    </style:style>
    <style:style style:name="T14" style:family="text">
      <style:text-properties officeooo:rsid="0040ef49"/>
    </style:style>
    <style:style style:name="T15" style:family="text">
      <style:text-properties fo:language="fr" fo:country="FR" fo:background-color="transparent" loext:char-shading-value="0"/>
    </style:style>
    <style:style style:name="T16" style:family="text">
      <style:text-properties fo:language="fr" fo:country="FR" officeooo:rsid="004bf8b7" fo:background-color="transparent" loext:char-shading-value="0"/>
    </style:style>
    <style:style style:name="T17" style:family="text">
      <style:text-properties fo:language="fr" fo:country="FR" officeooo:rsid="00774686" fo:background-color="transparent" loext:char-shading-value="0"/>
    </style:style>
    <style:style style:name="T18" style:family="text">
      <style:text-properties officeooo:rsid="004a562f"/>
    </style:style>
    <style:style style:name="T19" style:family="text">
      <style:text-properties officeooo:rsid="004ed65f"/>
    </style:style>
    <style:style style:name="T20" style:family="text">
      <style:text-properties officeooo:rsid="00553e3f"/>
    </style:style>
    <style:style style:name="T21" style:family="text">
      <style:text-properties officeooo:rsid="0055d923"/>
    </style:style>
    <style:style style:name="T22" style:family="text">
      <style:text-properties officeooo:rsid="005b1a5a"/>
    </style:style>
    <style:style style:name="T23" style:family="text">
      <style:text-properties officeooo:rsid="005c5dd2"/>
    </style:style>
    <style:style style:name="T24" style:family="text">
      <style:text-properties officeooo:rsid="005e9b1e"/>
    </style:style>
    <style:style style:name="T25" style:family="text">
      <style:text-properties officeooo:rsid="005ef683"/>
    </style:style>
    <style:style style:name="T26" style:family="text">
      <style:text-properties officeooo:rsid="0062cd13"/>
    </style:style>
    <style:style style:name="T27" style:family="text">
      <style:text-properties officeooo:rsid="006c67ee"/>
    </style:style>
    <style:style style:name="T28" style:family="text">
      <style:text-properties officeooo:rsid="007118d2"/>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normal" officeooo:rsid="007118d2" style:font-weight-asian="normal" style:font-weight-complex="normal"/>
    </style:style>
    <style:style style:name="T31" style:family="text">
      <style:text-properties style:text-underline-style="solid" style:text-underline-width="auto" style:text-underline-color="font-color" officeooo:rsid="0062cd13"/>
    </style:style>
    <style:style style:name="T32" style:family="text">
      <style:text-properties officeooo:rsid="0075387d"/>
    </style:style>
    <style:style style:name="T33" style:family="text">
      <style:text-properties officeooo:rsid="007729b6"/>
    </style:style>
    <style:style style:name="T34" style:family="text">
      <style:text-properties officeooo:rsid="00774686"/>
    </style:style>
    <style:style style:name="T35" style:family="text">
      <style:text-properties officeooo:rsid="0078d61e"/>
    </style:style>
    <style:style style:name="T36" style:family="text">
      <style:text-properties officeooo:rsid="00802a62"/>
    </style:style>
    <style:style style:name="T37" style:family="text">
      <style:text-properties officeooo:rsid="00861583"/>
    </style:style>
    <style:style style:name="T38" style:family="text">
      <style:text-properties fo:color="#333333" style:font-name="Courier New" fo:font-weight="bold" style:font-weight-asian="bold" style:font-weight-complex="bold"/>
    </style:style>
    <style:style style:name="T39" style:family="text">
      <style:text-properties fo:color="#333333"/>
    </style:style>
    <style:style style:name="T40" style:family="text">
      <style:text-properties fo:color="#333333" style:font-name="Courier New" fo:font-size="10pt" fo:font-weight="bold" style:font-size-asian="10pt" style:font-weight-asian="bold" style:font-size-complex="10pt" style:font-weight-complex="bold"/>
    </style:style>
    <style:style style:name="T41" style:family="text">
      <style:text-properties fo:color="#333333" style:font-name="Courier New" fo:font-size="9pt" fo:font-weight="bold" style:font-size-asian="9pt" style:font-weight-asian="bold" style:font-size-complex="9pt" style:font-weight-complex="bold"/>
    </style:style>
    <style:style style:name="T42" style:family="text">
      <style:text-properties fo:color="#333333" style:font-name="Courier New" fo:font-size="12pt"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9.12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4.343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8.82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9.07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2.282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52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8.998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6.496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3.805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4.39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0.6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3"><text:user-defined style:data-style-name="N0" text:name="Client">OpenclassRooms</text:user-defined></text:p>
            <text:p text:style-name="P12"/>
            <text:p text:style-name="P12"><text:user-defined style:data-style-name="N0" text:name="Projet">La place du marché</text:user-defined></text:p>
            <text:p text:style-name="P5"/>
            <text:p text:style-name="P14"><text:title>Dossier d'exploitation</text:title></text:p>
            <text:p text:style-name="P5"/>
            <text:p text:style-name="P5">Version <text:user-defined style:data-style-name="N0" text:name="Version">1.0</text:user-defined></text:p>
          </table:table-cell>
        </table:table-row>
        <table:table-row table:style-name="Tableau12.2">
          <table:table-cell table:style-name="Tableau12.A2" office:value-type="string">
            <text:p text:style-name="P6">Auteur</text:p>
            <text:p text:style-name="P7"><text:user-defined style:data-style-name="N0" text:name="Auteur">Yann</text:user-defined></text:p>
            <text:p text:style-name="P8"><text:user-defined style:data-style-name="N0" text:name="Auteur_Role">Etudiant développeur</text:user-defined></text:p>
          </table:table-cell>
        </table:table-row>
      </table:table>
      <text:p text:style-name="P15"/>
      <text:p text:style-name="P9"/>
      <text:p text:style-name="P5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0">1 - Versions<text:tab/>3</text:p>
          <text:p text:style-name="P110">2 - Introduction<text:tab/>4</text:p>
          <text:p text:style-name="P93">2.1 - Objet du document<text:tab/>4</text:p>
          <text:p text:style-name="P93">2.2 - Références<text:tab/>4</text:p>
          <text:p text:style-name="P110">3 - Pré-requis<text:tab/>5</text:p>
          <text:p text:style-name="P93">3.1 - Système<text:tab/>5</text:p>
          <text:p text:style-name="P106">3.1.1 - Serveur de Base de données<text:tab/>5</text:p>
          <text:p text:style-name="P94">3.1.1.1 - Caractéristiques techniques<text:tab/>5</text:p>
          <text:p text:style-name="P94">3.1.1.2 - Bases de données liées à un micro-service<text:tab/>5</text:p>
          <text:p text:style-name="P94">3.1.1.3 - Sécurité<text:tab/>5</text:p>
          <text:p text:style-name="P106">3.1.2 - Serveur Web<text:tab/>6</text:p>
          <text:p text:style-name="P94">3.1.2.1 - Caractéristiques techniques<text:tab/>6</text:p>
          <text:p text:style-name="P106">3.1.3 - Serveur de Fichiers<text:tab/>6</text:p>
          <text:p text:style-name="P93">3.2 - Bases de données<text:tab/>7</text:p>
          <text:p text:style-name="P110">4 - Procédure de déploiement<text:tab/>11</text:p>
          <text:p text:style-name="P93">4.1 - Déploiement des conteneurs<text:tab/>11</text:p>
          <text:p text:style-name="P106">4.1.1 - Bases de données<text:tab/>11</text:p>
          <text:p text:style-name="P106">4.1.2 - Micro-services<text:tab/>12</text:p>
          <text:p text:style-name="P106">4.1.3 - Intégration continue<text:tab/>13</text:p>
          <text:p text:style-name="P106">4.1.4 - Variables d'environnement<text:tab/>14</text:p>
          <text:p text:style-name="P106">4.1.5 - Configuration<text:tab/>14</text:p>
          <text:p text:style-name="P94">4.1.5.1 - Fichier xxx.yyy<text:tab/>14</text:p>
          <text:p text:style-name="P94">4.1.5.2 - Fichier zzz.ttt<text:tab/>14</text:p>
          <text:p text:style-name="P94">4.1.5.3 - Fichier ...<text:tab/>14</text:p>
          <text:p text:style-name="P110">5 - Procédure de démarrage / arrêt<text:tab/>15</text:p>
          <text:p text:style-name="P93">5.1 - Base de données<text:tab/>15</text:p>
          <text:p text:style-name="P93">5.2 - Batches<text:tab/>15</text:p>
          <text:p text:style-name="P93">5.3 - Application web<text:tab/>15</text:p>
          <text:p text:style-name="P110">6 - Procédure de mise à jour<text:tab/>16</text:p>
          <text:p text:style-name="P93">6.1 - Base de données<text:tab/>16</text:p>
          <text:p text:style-name="P93">6.2 - Batches<text:tab/>16</text:p>
          <text:p text:style-name="P93">6.3 - Application web<text:tab/>16</text:p>
          <text:p text:style-name="P110">7 - Supervision/Monitoring<text:tab/>17</text:p>
          <text:p text:style-name="P93">7.1 - Supervision de l’application web<text:tab/>17</text:p>
          <text:p text:style-name="P110">8 - Procédure de sauvegarde et restauration<text:tab/>18</text:p>
          <text:p text:style-name="P110">9 - Glossaire<text:tab/>19</text:p>
        </text:index-body>
      </text:table-of-content>
      <text:p text:style-name="P62"/>
      <text:p text:style-name="P62"/>
      <text:h text:style-name="P114" text:outline-level="1">Versions</text:h>
      <text:p text:style-name="P3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1">Auteur</text:p>
          </table:table-cell>
          <table:table-cell table:style-name="Tableau7.A1" office:value-type="string">
            <text:p text:style-name="P61">Date</text:p>
          </table:table-cell>
          <table:table-cell table:style-name="Tableau7.A1" office:value-type="string">
            <text:p text:style-name="P60">Description</text:p>
          </table:table-cell>
          <table:table-cell table:style-name="Tableau7.A1" office:value-type="string">
            <text:p text:style-name="P61">Version</text:p>
          </table:table-cell>
        </table:table-row>
        <table:table-row table:style-name="Tableau7.2">
          <table:table-cell table:style-name="Tableau7.A2" office:value-type="string">
            <text:p text:style-name="P27">Yan K</text:p>
          </table:table-cell>
          <table:table-cell table:style-name="Tableau7.B2" office:value-type="string">
            <text:p text:style-name="P24"><text:span text:style-name="T27">05</text:span>/<text:span text:style-name="T27">02</text:span>/<text:span text:style-name="T27">2019</text:span></text:p>
          </table:table-cell>
          <table:table-cell table:style-name="Tableau7.C2" office:value-type="string">
            <text:p text:style-name="P23">Création du document</text:p>
          </table:table-cell>
          <table:table-cell table:style-name="Tableau7.D2" office:value-type="string">
            <text:p text:style-name="P27">1.0</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P23"/>
          </table:table-cell>
          <table:table-cell table:style-name="Tableau7.D5" office:value-type="string">
            <text:p text:style-name="P24"/>
          </table:table-cell>
        </table:table-row>
      </table:table>
      <text:p text:style-name="P63"/>
      <text:p text:style-name="P48"/>
      <text:h text:style-name="P111" text:outline-level="1">Introduction</text:h>
      <text:h text:style-name="P108" text:outline-level="2">Objet du document</text:h>
      <text:p text:style-name="P34">Le présent document constitue le <text:span text:style-name="T11">dossier d’exploitation </text:span>de l'application <text:span text:style-name="T18">LPDM (La Place Du Marché).</text:span></text:p>
      <text:p text:style-name="P35">Objectif du document...</text:p>
      <text:h text:style-name="P108" text:outline-level="2">Références</text:h>
      <text:p text:style-name="P34">Pour de plus amples informations, se référer :</text:p>
      <text:list xml:id="list1725555225" text:style-name="L1">
        <text:list-item>
          <text:p text:style-name="P65">Dossier de <text:span text:style-name="T10">conception</text:span> technique de l'application</text:p>
        </text:list-item>
        <text:list-item>
          <text:p text:style-name="P66">Dossier de conception fonctionnelle de l’application</text:p>
        </text:list-item>
        <text:list-item>
          <text:p text:style-name="P66">Code source de l’application</text:p>
        </text:list-item>
      </text:list>
      <text:h text:style-name="P112" text:outline-level="1">Pré-requis</text:h>
      <text:h text:style-name="P108" text:outline-level="2">Système</text:h>
      <text:h text:style-name="P89" text:outline-level="3">Serveur de Base de données</text:h>
      <text:p text:style-name="P38">L’application dans sa globalité repose sur une architecture micro-service et nécessite <text:span text:style-name="T19">7</text:span> serveurs de base de données intimement liés à cha<text:span text:style-name="T19">que micro-service</text:span>.</text:p>
      <text:h text:style-name="P95" text:outline-level="4">Caractéristiques techniques</text:h>
      <text:p text:style-name="P39">Les différents serveurs de bases de données reposent sur des systèmes de gestion de base de données relationnelles PostgreSQL comme suit:</text:p>
      <text:list xml:id="list2310208707" text:style-name="L2">
        <text:list-item>
          <text:p text:style-name="P67">L’ensemble des système de gestion <text:span text:style-name="T34">utilisent</text:span> la version 11 de PostgreSQL</text:p>
        </text:list-item>
        <text:list-item>
          <text:p text:style-name="P67">Chaque serveur de base de données est exécuté de façon autonome dans un conteneur Docker ayant pour base système une distribution Linux Alpine. <text:s/></text:p>
        </text:list-item>
        <text:list-item>
          <text:p text:style-name="P82"><text:span text:style-name="T15">Chaque conteneur Docker exécutant un serveur de base de données se voit associé à un volume de données </text:span><text:span text:style-name="T16">qui lui est propre, afin de persister le contenu des données si un conteneur est stoppé dans son exécution.</text:span></text:p>
        </text:list-item>
        <text:list-item>
          <text:p text:style-name="P83"><text:span text:style-name="T16">A</text:span><text:span text:style-name="T15">fin que les communications puissent correctement s’effectuer, chaque conteneur exécutant un serveur de base de données </text:span><text:span text:style-name="T17">exposent</text:span><text:span text:style-name="T15"> un port différent. </text:span></text:p>
        </text:list-item>
      </text:list>
      <text:h text:style-name="P97" text:outline-level="4">Bases de données liées à un micro-service</text:h>
      <text:p text:style-name="P49">Le <text:span text:style-name="T19">liste</text:span> ci-dessous énumère les différentes base de données nécessaires au bon fonctionnement de l’application, associées au micro-service auquel elles sont rattachée :</text:p>
      <text:list xml:id="list3508480930" text:style-name="L3">
        <text:list-item>
          <text:p text:style-name="P84">DB Auth → micro-service à l’authentification</text:p>
        </text:list-item>
        <text:list-item>
          <text:p text:style-name="P84">DB Order → micro-service dédié aux commandes</text:p>
        </text:list-item>
        <text:list-item>
          <text:p text:style-name="P84">DB Product <text:s/>→ micro-service aux produits</text:p>
        </text:list-item>
        <text:list-item>
          <text:p text:style-name="P84">DB Stock → micro-service dédié aux stocks de produits</text:p>
        </text:list-item>
        <text:list-item>
          <text:p text:style-name="P84">DB Location → micro-service dédié à la gestion des adresses</text:p>
        </text:list-item>
        <text:list-item>
          <text:p text:style-name="P84">DB Store → micro-service dédié au magasins</text:p>
        </text:list-item>
        <text:list-item>
          <text:p text:style-name="P84">DB Storage → micro-service dédié à l’enregistrement de fichiers</text:p>
        </text:list-item>
      </text:list>
      <text:h text:style-name="P98" text:outline-level="4">Sécurité</text:h>
      <text:p text:style-name="P50">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89" text:outline-level="3"><text:soft-page-break/>Serveur Web</text:h>
      <text:p text:style-name="P42">Chaque micro-service composant l’application s’exécute sur un serveur d’application Apache Tomcat <text:span text:style-name="T20">9.0.13 et expose un port de communication différent qui lui est propre.<text:line-break/></text:span></text:p>
      <text:p text:style-name="P43">Chaque micro-service communique via une API Rest et donc seules des données de contenu de <text:span text:style-name="T34">type</text:span> MIME text/plain transitent au sein de l’application, à l’exception de deux micro-service :<text:line-break/></text:p>
      <text:list xml:id="list2230230130" text:style-name="L4">
        <text:list-item>
          <text:p text:style-name="P70">le micro-service des commandes produit, lors de la génération de facture, un MIME application/octet-stream afin de proposer le téléchargement d’un fichier PDF.</text:p>
        </text:list-item>
        <text:list-item>
          <text:p text:style-name="P70">le micro-service dédié au stockage de fichiers, traite également, en entrée, des données de type MIME application/octet-stream afin de récupérer des fichiers et de les persister.<text:line-break/></text:p>
        </text:list-item>
      </text:list>
      <text:p text:style-name="P44"/>
      <text:h text:style-name="P96" text:outline-level="4">Caractéristiques techniques</text:h>
      <text:p text:style-name="P40">L’application est hébergée sur un serveur dédié, <text:span text:style-name="T22">fournit par la société OVH via la marque Kimsufi, exécutant une distribution Linux Ubuntu 18.04 LTS 64bits.<text:line-break/><text:line-break/>La configuration hardware du serveur propose un processeur </text:span>Intel i5-750 <text:span text:style-name="T22">4 coeurs / 4 threads, avec</text:span> 16Go DDR3 de mémoire vive <text:span text:style-name="T22">cadencés à 1333Mhz</text:span>, <text:span text:style-name="T22">2 To d’espace de stockage,</text:span> et une vitesse de transfert <text:span text:style-name="T22">de données atteignant </text:span>100Mbps.<text:span text:style-name="T22"><text:line-break/><text:line-break/>Le serveur DNS est configuré pour proposé</text:span> <text:span text:style-name="T22">un accès à l’application via </text:span>un nom de domaine (lpdm.kybox.fr).<text:line-break/><text:line-break/>L’ensemble des communications sont effectuées via le protocole TLS en HTTPS avec un certificat X.509 valide.</text:p>
      <text:p text:style-name="P40"/>
      <text:h text:style-name="P89" text:outline-level="3">Serveur de Fichiers</text:h>
      <text:p text:style-name="P41">Le micro-service « storage », qui permet le transfert et le stockage de fichiers, est indirectement lié à un serveur HTTP Apache 2 sur lequel il enregistre les différents fichiers et <text:span text:style-name="T21">stock en base de données leur adresse web.</text:span></text:p>
      <text:p text:style-name="P45">Le serveur HTTP Apache 2 permet également la redirection de sous-domaines vers des ports pointant sur <text:span text:style-name="T23">les</text:span> micro-service<text:span text:style-name="T23">s</text:span>. Ce<text:span text:style-name="T23">s</text:span> redirection<text:span text:style-name="T23">s</text:span> <text:span text:style-name="T23">ont</text:span> été mise<text:span text:style-name="T23">s</text:span> en place à des fins d’opérations de tests <text:span text:style-name="T23">et de vérifications</text:span> lors du développement de l’application, <text:span text:style-name="T23">et sont impérativement à désactiver lors de la mise en production de l’application.</text:span></text:p>
      <text:p text:style-name="P41"/>
      <text:p text:style-name="P41"/>
      <text:p text:style-name="P41"/>
      <text:p text:style-name="P41"/>
      <text:p text:style-name="P41"/>
      <text:p text:style-name="P41"/>
      <text:p text:style-name="P41"/>
      <text:p text:style-name="P41"><text:soft-page-break/></text:p>
      <text:h text:style-name="P108" text:outline-level="2">Bases de données</text:h>
      <text:p text:style-name="P34">Les bases de données et <text:span text:style-name="T29">schémas </text:span><text:span text:style-name="T30">SQL</text:span><text:span text:style-name="T28"> </text:span>suivants doivent être accessibles et à jour.</text:p>
      <text:p text:style-name="P34"/>
      <text:list xml:id="list239644242" text:style-name="L5">
        <text:list-item>
          <text:p text:style-name="P71"><draw:frame text:anchor-type="paragraph" draw:z-index="3" draw:name="Forme1" draw:style-name="gr4" draw:text-style-name="P118" svg:width="17.633cm" svg:height="19.074cm" svg:x="-0.139cm" svg:y="0.787cm"><draw:text-box><text:p><text:span text:style-name="T41">create table coupon</text:span></text:p><text:p><text:span text:style-name="T41">(</text:span></text:p><text:p><text:span text:style-name="T41"><text:s text:c="2"/></text:span><text:span text:style-name="T41">id serial not null constraint coupon_pkey primary key,</text:span></text:p><text:p><text:span text:style-name="T41"><text:s text:c="2"/></text:span><text:span text:style-name="T41">active boolean default false not null,</text:span></text:p><text:p><text:span text:style-name="T41"><text:s text:c="2"/></text:span><text:span text:style-name="T41">amount double precision not null,</text:span></text:p><text:p><text:span text:style-name="T41"><text:s text:c="2"/></text:span><text:span text:style-name="T41">code varchar not null,</text:span></text:p><text:p><text:span text:style-name="T41"><text:s text:c="2"/></text:span><text:span text:style-name="T41">description varchar(255)</text:span></text:p><text:p><text:span text:style-name="T41">);</text:span></text:p><text:p><text:span text:style-name="T41"/></text:p><text:p><text:span text:style-name="T41">create table delivery</text:span></text:p><text:p><text:span text:style-name="T41">(</text:span></text:p><text:p><text:span text:style-name="T41"><text:s text:c="2"/></text:span><text:span text:style-name="T41">id serial not null constraint delivery_pkey primary key,</text:span></text:p><text:p><text:span text:style-name="T41"><text:s text:c="2"/></text:span><text:span text:style-name="T41">method varchar(30) not null,</text:span></text:p><text:p><text:span text:style-name="T41"><text:s text:c="2"/></text:span><text:span text:style-name="T41">amount double precision not null</text:span></text:p><text:p><text:span text:style-name="T41">);</text:span></text:p><text:p><text:span text:style-name="T41"/></text:p><text:p><text:span text:style-name="T41">create table payment</text:span></text:p><text:p><text:span text:style-name="T41">(</text:span></text:p><text:p><text:span text:style-name="T41"><text:s text:c="2"/></text:span><text:span text:style-name="T41">id serial not null constraint payment_pkey primary key,</text:span></text:p><text:p><text:span text:style-name="T41"><text:s text:c="2"/></text:span><text:span text:style-name="T41">label varchar(20) not null constraint uk_ijunsgo2jk9wmfavo2hyibdud unique</text:span></text:p><text:p><text:span text:style-name="T41">);</text:span></text:p><text:p><text:span text:style-name="T41"/></text:p><text:p><text:span text:style-name="T41">create table "order"</text:span></text:p><text:p><text:span text:style-name="T41">(</text:span></text:p><text:p><text:span text:style-name="T41"><text:s text:c="2"/></text:span><text:span text:style-name="T41">id serial not null constraint order_pkey primary key,</text:span></text:p><text:p><text:span text:style-name="T41"><text:s text:c="2"/></text:span><text:span text:style-name="T41">customer_id integer not null,</text:span></text:p><text:p><text:span text:style-name="T41"><text:s text:c="2"/></text:span><text:span text:style-name="T41">order_date timestamp,</text:span></text:p><text:p><text:span text:style-name="T41"><text:s text:c="2"/></text:span><text:span text:style-name="T41">status_id integer,</text:span></text:p><text:p><text:span text:style-name="T41"><text:s text:c="2"/></text:span><text:span text:style-name="T41">store_id integer,</text:span></text:p><text:p><text:span text:style-name="T41"><text:s text:c="2"/></text:span><text:span text:style-name="T41">total double precision,</text:span></text:p><text:p><text:span text:style-name="T41"><text:s text:c="2"/></text:span><text:span text:style-name="T41">payment_id integer constraint fkal550jx92fbea8sry5q4siyn1 references payment,</text:span></text:p><text:p><text:span text:style-name="T41"><text:s text:c="2"/></text:span><text:span text:style-name="T41">coupon integer constraint fkiv08ux3yuf76s37722or3c6j7 references coupon,</text:span></text:p><text:p><text:span text:style-name="T41"><text:s text:c="2"/></text:span><text:span text:style-name="T41">delivery integer default 1 constraint fkt5bqfi3ksom90m3utcjsndqcs references delivery,</text:span></text:p><text:p><text:span text:style-name="T41"><text:s text:c="2"/></text:span><text:span text:style-name="T41">tax_amount double precision</text:span></text:p><text:p><text:span text:style-name="T41">);</text:span></text:p><text:p><text:span text:style-name="T41"/></text:p><text:p><text:span text:style-name="T41">create table ordered_product</text:span></text:p><text:p><text:span text:style-name="T41">(</text:span></text:p><text:p><text:span text:style-name="T41"><text:s text:c="2"/></text:span><text:span text:style-name="T41">id integer not null constraint ordered_product_pkey primary key,</text:span></text:p><text:p><text:span text:style-name="T41"><text:s text:c="2"/></text:span><text:span text:style-name="T41">price double precision,</text:span></text:p><text:p><text:span text:style-name="T41"><text:s text:c="2"/></text:span><text:span text:style-name="T41">product_id integer,</text:span></text:p><text:p><text:span text:style-name="T41"><text:s text:c="2"/></text:span><text:span text:style-name="T41">quantity integer,</text:span></text:p><text:p><text:span text:style-name="T41"><text:s text:c="2"/></text:span><text:span text:style-name="T41">order_id integer not null constraint fk684l0g7wdvypylqnc39jfjkld references "order",</text:span></text:p><text:p><text:span text:style-name="T41"><text:s text:c="2"/></text:span><text:span text:style-name="T41">tax double precision default 5.5 not null</text:span></text:p><text:p><text:span text:style-name="T41">);</text:span></text:p><text:p><text:span text:style-name="T41"/></text:p><text:p><text:span text:style-name="T41">create table invoice</text:span></text:p><text:p><text:span text:style-name="T41">(</text:span></text:p><text:p><text:span text:style-name="T41"><text:s text:c="2"/></text:span><text:span text:style-name="T41">id serial not null constraint invoice_pkey primary key,</text:span></text:p><text:p><text:span text:style-name="T41"><text:s text:c="2"/></text:span><text:span text:style-name="T41">order_id integer not null constraint invoice_order_fk references "order",</text:span></text:p><text:p><text:span text:style-name="T41"><text:s text:c="2"/></text:span><text:span text:style-name="T41">reference varchar(50) not null</text:span></text:p><text:p><text:span text:style-name="T41">);</text:span></text:p></draw:text-box></draw:frame>Base de données liée au micro-service des commande<text:span text:style-name="T32">s</text:span> :<text:line-break/><text:line-break/><text:line-break/><text:soft-page-break/></text:p>
        </text:list-item>
        <text:list-item>
          <text:p text:style-name="P71"><draw:frame text:anchor-type="paragraph" draw:z-index="4" draw:name="Forme1" draw:style-name="gr5" draw:text-style-name="P118" svg:width="17.633cm" svg:height="2.283cm" svg:x="-0.139cm" svg:y="0.787cm"><draw:text-box><text:p><text:span text:style-name="T41">create table store</text:span></text:p><text:p><text:span text:style-name="T41">(</text:span></text:p><text:p><text:span text:style-name="T41"><text:s text:c="2"/></text:span><text:span text:style-name="T41">id serial not null constraint store_pkey primary key,</text:span></text:p><text:p><text:span text:style-name="T41"><text:s text:c="2"/></text:span><text:span text:style-name="T41">address_id integer not null,</text:span></text:p><text:p><text:span text:style-name="T41"><text:s text:c="2"/></text:span><text:span text:style-name="T41">name varchar(50) not null</text:span></text:p><text:p><text:span text:style-name="T41">);</text:span></text:p></draw:text-box></draw:frame>Base de donnée<text:span text:style-name="T33">s</text:span> liée au micro-service des magasins :<text:line-break/><text:line-break/></text:p>
        </text:list-item>
        <text:list-item>
          <text:p text:style-name="P72"><draw:frame text:anchor-type="paragraph" draw:z-index="5" draw:name="Forme1" draw:style-name="gr6" draw:text-style-name="P118" svg:width="17.633cm" svg:height="2.521cm" svg:x="-0.139cm" svg:y="0.787cm"><draw:text-box><text:p><text:span text:style-name="T41">create table storage</text:span></text:p><text:p><text:span text:style-name="T41">(</text:span></text:p><text:p><text:span text:style-name="T41"><text:s text:c="2"/></text:span><text:span text:style-name="T41">id serial not null constraint storage_pkey primary key,</text:span></text:p><text:p><text:span text:style-name="T41"><text:s text:c="2"/></text:span><text:span text:style-name="T41">file_type varchar(255) not null,</text:span></text:p><text:p><text:span text:style-name="T41"><text:s text:c="2"/></text:span><text:span text:style-name="T41">owner integer not null,</text:span></text:p><text:p><text:span text:style-name="T41"><text:s text:c="2"/></text:span><text:span text:style-name="T41">url varchar(255) not null</text:span></text:p><text:p><text:span text:style-name="T41">);</text:span></text:p></draw:text-box></draw:frame>Base de données liée au micro-service du stockage de fichiers :<text:line-break/><text:line-break/></text:p>
        </text:list-item>
        <text:list-item>
          <text:p text:style-name="P73"><draw:frame text:anchor-type="paragraph" draw:z-index="6" draw:name="Forme1" draw:style-name="gr7" draw:text-style-name="P118" svg:width="17.633cm" svg:height="8.998cm" svg:x="-0.139cm" svg:y="0.787cm"><draw:text-box><text:p><text:span text:style-name="T41">create table app_role</text:span></text:p><text:p><text:span text:style-name="T41">(</text:span></text:p><text:p><text:span text:style-name="T41"><text:s text:c="2"/></text:span><text:span text:style-name="T41">id serial not null constraint app_role_pkey primary key,</text:span></text:p><text:p><text:span text:style-name="T41"><text:s text:c="2"/></text:span><text:span text:style-name="T41">role_name varchar(255)</text:span></text:p><text:p><text:span text:style-name="T41">);</text:span></text:p><text:p><text:span text:style-name="T41"/></text:p><text:p><text:span text:style-name="T41">create table app_user</text:span></text:p><text:p><text:span text:style-name="T41">(</text:span></text:p><text:p><text:span text:style-name="T41"><text:s text:c="2"/></text:span><text:span text:style-name="T41">id serial not null constraint app_user_pkey primary key,</text:span></text:p><text:p><text:span text:style-name="T41"><text:s text:c="2"/></text:span><text:span text:style-name="T41">active boolean,</text:span></text:p><text:p><text:span text:style-name="T41"><text:s text:c="2"/></text:span><text:span text:style-name="T41">address_id integer,</text:span></text:p><text:p><text:span text:style-name="T41"><text:s text:c="2"/></text:span><text:span text:style-name="T41">birthday date,</text:span></text:p><text:p><text:span text:style-name="T41"><text:s text:c="2"/></text:span><text:span text:style-name="T41">email varchar(255) not null,</text:span></text:p><text:p><text:span text:style-name="T41"><text:s text:c="2"/></text:span><text:span text:style-name="T41">first_name varchar(255),</text:span></text:p><text:p><text:span text:style-name="T41"><text:s text:c="2"/></text:span><text:span text:style-name="T41">name varchar(255),</text:span></text:p><text:p><text:span text:style-name="T41"><text:s text:c="2"/></text:span><text:span text:style-name="T41">password varchar(255) not null,</text:span></text:p><text:p><text:span text:style-name="T41"><text:s text:c="2"/></text:span><text:span text:style-name="T41">registration_date timestamp,</text:span></text:p><text:p><text:span text:style-name="T41"><text:s text:c="2"/></text:span><text:span text:style-name="T41">tel varchar(255)</text:span></text:p><text:p><text:span text:style-name="T41">);</text:span></text:p><text:p><text:span text:style-name="T41"/></text:p><text:p><text:span text:style-name="T41">create table app_role_app_user</text:span></text:p><text:p><text:span text:style-name="T41">(</text:span></text:p><text:p><text:span text:style-name="T41"><text:s text:c="2"/></text:span><text:span text:style-name="T41">app_role_id integer not null constraint fki0rl707b9g0190knculbwhshs references app_role,</text:span></text:p><text:p><text:span text:style-name="T41"><text:s text:c="2"/></text:span><text:span text:style-name="T41">app_user_id integer not null constraint fkftj0mdruxjyodpb4ay6hna1a2 references app_user</text:span></text:p><text:p><text:span text:style-name="T41">);</text:span></text:p></draw:text-box></draw:frame>Base de données liée au micro-service d’authentification :<text:line-break/><text:line-break/></text:p>
        </text:list-item>
        <text:list-item>
          <text:p text:style-name="P74"><draw:frame text:anchor-type="paragraph" draw:z-index="8" draw:name="Forme1" draw:style-name="gr9" draw:text-style-name="P118" svg:width="17.633cm" svg:height="3.805cm" svg:x="-0.139cm" svg:y="0.774cm"><draw:text-box><text:p><text:span text:style-name="T41">create table stock</text:span></text:p><text:p><text:span text:style-name="T41">(</text:span></text:p><text:p><text:span text:style-name="T41"><text:s text:c="2"/></text:span><text:span text:style-name="T41">id serial <text:s/>not null constraint stock_pk primary key,</text:span></text:p><text:p><text:span text:style-name="T41"><text:s text:c="2"/></text:span><text:span text:style-name="T41">quantity integer not null,</text:span></text:p><text:p><text:span text:style-name="T41"><text:s text:c="2"/></text:span><text:span text:style-name="T41">expire_date date not null,</text:span></text:p><text:p><text:span text:style-name="T41"><text:s text:c="2"/></text:span><text:span text:style-name="T41">packaging varchar not null,</text:span></text:p><text:p><text:span text:style-name="T41"><text:s text:c="2"/></text:span><text:span text:style-name="T41">unit_by_package integer not null,</text:span></text:p><text:p><text:span text:style-name="T41"><text:s text:c="2"/></text:span><text:span text:style-name="T41">product_id integer not null,</text:span></text:p><text:p><text:span text:style-name="T41"><text:s text:c="2"/></text:span><text:span text:style-name="T41">description varchar not null</text:span></text:p><text:p><text:span text:style-name="T41">);</text:span></text:p></draw:text-box></draw:frame>Base de données liée au stock de produits :<text:line-break/><text:soft-page-break/></text:p>
        </text:list-item>
        <text:list-item>
          <text:p text:style-name="P74">Base de données liée au micro-service des produits :<text:line-break/></text:p>
        </text:list-item>
      </text:list>
      <text:p text:style-name="P47"><draw:frame text:anchor-type="paragraph" draw:z-index="7" draw:name="Forme1" draw:style-name="gr8" draw:text-style-name="P118" svg:width="17.633cm" svg:height="6.497cm" svg:x="-0.042cm" svg:y="-0.108cm"><draw:text-box><text:p><text:span text:style-name="T41">create table category</text:span></text:p><text:p><text:span text:style-name="T41">(</text:span></text:p><text:p><text:span text:style-name="T41"><text:s text:c="2"/></text:span><text:span text:style-name="T41">id serial not null constraint category_pk primary key,</text:span></text:p><text:p><text:span text:style-name="T41"><text:s text:c="2"/></text:span><text:span text:style-name="T41">name varchar not null</text:span></text:p><text:p><text:span text:style-name="T41">);</text:span></text:p><text:p><text:span text:style-name="T41"/></text:p><text:p><text:span text:style-name="T41">create table product</text:span></text:p><text:p><text:span text:style-name="T41">(</text:span></text:p><text:p><text:span text:style-name="T41"><text:s text:c="2"/></text:span><text:span text:style-name="T41">id serial not null constraint product_pk primary key,</text:span></text:p><text:p><text:span text:style-name="T41"><text:s text:c="2"/></text:span><text:span text:style-name="T41">name varchar not null,</text:span></text:p><text:p><text:span text:style-name="T41"><text:s text:c="2"/></text:span><text:span text:style-name="T41">label varchar not null,</text:span></text:p><text:p><text:span text:style-name="T41"><text:s text:c="2"/></text:span><text:span text:style-name="T41">price double precision not null,</text:span></text:p><text:p><text:span text:style-name="T41"><text:s text:c="2"/></text:span><text:span text:style-name="T41">tax double precision not null,</text:span></text:p><text:p><text:span text:style-name="T41"><text:s text:c="2"/></text:span><text:span text:style-name="T41">producer_id integer not null,</text:span></text:p><text:p><text:span text:style-name="T41"><text:s text:c="2"/></text:span><text:span text:style-name="T41">picture varchar not null,</text:span></text:p><text:p><text:span text:style-name="T41"><text:s text:c="2"/></text:span><text:span text:style-name="T41">category_id integer not null constraint category_product_fk references category,</text:span></text:p><text:p><text:span text:style-name="T41"><text:s text:c="2"/></text:span><text:span text:style-name="T41">deactivate <text:s/>boolean not null</text:span></text:p><text:p><text:span text:style-name="T41">);</text:span></text:p></draw:text-box></draw:frame></text:p>
      <text:list xml:id="list121056497641955" text:continue-numbering="true" text:style-name="L5">
        <text:list-item>
          <text:p text:style-name="P75"><draw:frame text:anchor-type="paragraph" draw:z-index="9" draw:name="Forme1" draw:style-name="gr10" draw:text-style-name="P118" svg:width="17.633cm" svg:height="14.396cm" svg:x="-0.042cm" svg:y="0.831cm"><draw:text-box><text:p><text:span text:style-name="T41">CREATE SEQUENCE public.region_id_seq;</text:span></text:p><text:p><text:span text:style-name="T41">CREATE TABLE public.region (</text:span></text:p><text:p><text:span text:style-name="T41"><text:s text:c="3"/></text:span><text:span text:style-name="T41">id INTEGER NOT NULL DEFAULT nextval('public.region_id_seq'),</text:span></text:p><text:p><text:span text:style-name="T41"><text:s text:c="3"/></text:span><text:span text:style-name="T41">code varchar(3) NOT NULL,</text:span></text:p><text:p><text:span text:style-name="T41"><text:s text:c="3"/></text:span><text:span text:style-name="T41">name varchar(255) NOT NULL,</text:span></text:p><text:p><text:span text:style-name="T41"><text:s text:c="3"/></text:span><text:span text:style-name="T41">slug varchar(255) NOT NULL,</text:span></text:p><text:p><text:span text:style-name="T41"><text:s/></text:span><text:span text:style-name="T41">CONSTRAINT region_pk PRIMARY KEY (id)</text:span></text:p><text:p><text:span text:style-name="T41">);</text:span></text:p><text:p><text:span text:style-name="T41">CREATE SEQUENCE public.department_id_seq;</text:span></text:p><text:p><text:span text:style-name="T41">CREATE TABLE public.department (</text:span></text:p><text:p><text:span text:style-name="T41"><text:s text:c="2"/></text:span><text:span text:style-name="T41">id INTEGER NOT NULL DEFAULT nextval('public.department_id_seq'),</text:span></text:p><text:p><text:span text:style-name="T41"><text:s text:c="2"/></text:span><text:span text:style-name="T41">region_code varchar(3) NOT NULL,</text:span></text:p><text:p><text:span text:style-name="T41"><text:s text:c="2"/></text:span><text:span text:style-name="T41">code varchar(3) NOT NULL,</text:span></text:p><text:p><text:span text:style-name="T41"><text:s text:c="2"/></text:span><text:span text:style-name="T41">name varchar(255) NOT NULL,</text:span></text:p><text:p><text:span text:style-name="T41"><text:s text:c="2"/></text:span><text:span text:style-name="T41">slug varchar(255) NOT NULL,</text:span></text:p><text:p><text:span text:style-name="T41"><text:s text:c="2"/></text:span><text:span text:style-name="T41">CONSTRAINT department_pk PRIMARY KEY (id)</text:span></text:p><text:p><text:span text:style-name="T41"><text:s/></text:span></text:p><text:p><text:span text:style-name="T41">);</text:span></text:p><text:p><text:span text:style-name="T41">CREATE SEQUENCE public.city_id_seq;</text:span></text:p><text:p><text:span text:style-name="T41">CREATE TABLE public.city (</text:span></text:p><text:p><text:span text:style-name="T41"><text:s text:c="2"/></text:span><text:span text:style-name="T41">id INTEGER NOT NULL DEFAULT nextval('public.city_id_seq'),</text:span></text:p><text:p><text:span text:style-name="T41"><text:s text:c="2"/></text:span><text:span text:style-name="T41">department_code varchar(3) NOT NULL,</text:span></text:p><text:p><text:span text:style-name="T41"><text:s text:c="2"/></text:span><text:span text:style-name="T41">insee_code varchar(5) NULL,</text:span></text:p><text:p><text:span text:style-name="T41"><text:s text:c="2"/></text:span><text:span text:style-name="T41">zip_code varchar(5) NULL,</text:span></text:p><text:p><text:span text:style-name="T41"><text:s text:c="2"/></text:span><text:span text:style-name="T41">name varchar(255) NOT NULL,</text:span></text:p><text:p><text:span text:style-name="T41"><text:s text:c="2"/></text:span><text:span text:style-name="T41">slug varchar(255) NOT NULL,</text:span></text:p><text:p><text:span text:style-name="T41"><text:s text:c="2"/></text:span><text:span text:style-name="T41">gps_lat <text:s/>DOUBLE PRECISION NOT NULL,</text:span></text:p><text:p><text:span text:style-name="T41"><text:s text:c="2"/></text:span><text:span text:style-name="T41">gps_lng <text:s/>DOUBLE PRECISION NOT NULL,</text:span></text:p><text:p><text:span text:style-name="T41"><text:s text:c="2"/></text:span><text:span text:style-name="T41">CONSTRAINT city_pk PRIMARY KEY (id)</text:span></text:p><text:p><text:span text:style-name="T41"><text:s text:c="2"/></text:span></text:p><text:p><text:span text:style-name="T41">);</text:span></text:p><text:p><text:span text:style-name="T41">CREATE SEQUENCE public.address_id_seq;</text:span></text:p><text:p><text:span text:style-name="T41">CREATE TABLE public.address (</text:span></text:p><text:p><text:span text:style-name="T41"><text:s text:c="16"/></text:span><text:span text:style-name="T41">id INTEGER NOT NULL DEFAULT nextval('public.address_id_seq'),</text:span></text:p><text:p><text:span text:style-name="T41"><text:s text:c="16"/></text:span><text:span text:style-name="T41">street_name VARCHAR NOT NULL,</text:span></text:p><text:p><text:span text:style-name="T41"><text:s text:c="16"/></text:span><text:span text:style-name="T41">street_number VARCHAR NOT NULL,</text:span></text:p><text:p><text:span text:style-name="T41"><text:s text:c="16"/></text:span><text:span text:style-name="T41">complement VARCHAR,</text:span></text:p><text:p><text:span text:style-name="T41"><text:s text:c="16"/></text:span><text:span text:style-name="T41">city_id INTEGER NOT NULL,</text:span></text:p><text:p><text:span text:style-name="T41"><text:s text:c="16"/></text:span><text:span text:style-name="T41">CONSTRAINT address_pk PRIMARY KEY (id)</text:span></text:p><text:p><text:span text:style-name="T41">);</text:span></text:p></draw:text-box></draw:frame>Base de données liée au micro-service de gestion d’adresses<text:line-break/></text:p>
        </text:list-item>
      </text:list>
      <text:h text:style-name="P115" text:outline-level="1"><text:soft-page-break/>Procédure de déploiement</text:h>
      <text:h text:style-name="P108" text:outline-level="2">Déploiement des <text:span text:style-name="T24">conteneurs</text:span></text:h>
      <text:h text:style-name="P90" text:outline-level="3">Bases de données</text:h>
      <text:p text:style-name="P46">Les conteneurs Docker de base de données doivent être déployés AVANT les conteneurs applicatifs.</text:p>
      <text:p text:style-name="P46">Chaque conteneur de base de données est associé à un fichier docker-compose décrivant les différents paramètres d’exécution, à savoir :</text:p>
      <text:list xml:id="list2743122954" text:style-name="L6">
        <text:list-item>
          <text:p text:style-name="P76">L<text:span text:style-name="T24">e nom de la base de données</text:span></text:p>
        </text:list-item>
        <text:list-item>
          <text:p text:style-name="P77">Le port exposé</text:p>
        </text:list-item>
        <text:list-item>
          <text:p text:style-name="P77">Les variables d’environnement indiquant le nom de la base de données, l’identifiant de connexion ainsi que le mot de passe</text:p>
        </text:list-item>
        <text:list-item>
          <text:p text:style-name="P77">Un nom d<text:span text:style-name="T34">u</text:span> conteneur</text:p>
        </text:list-item>
        <text:list-item>
          <text:p text:style-name="P77">Les chemin<text:span text:style-name="T34">s</text:span> vers les volumes associés (fichiers SQL et volume de persistance)</text:p>
        </text:list-item>
        <text:list-item>
          <text:p text:style-name="P77">Le nom d<text:span text:style-name="T34">u</text:span> réseau</text:p>
        </text:list-item>
        <text:list-item>
          <text:p text:style-name="P77">Le mode de redémarrage du conteneur</text:p>
          <text:p text:style-name="P77"/>
        </text:list-item>
      </text:list>
      <text:p text:style-name="P46">Exemple de fichier <text:span text:style-name="T25">docker-compose au format yml</text:span> :</text:p>
      <text:p text:style-name="P46"><draw:frame text:anchor-type="paragraph" draw:z-index="0" draw:name="Forme1" draw:style-name="gr1" draw:text-style-name="P116" svg:width="16.502cm" svg:height="9.125cm" svg:x="0.415cm" svg:y="0.258cm"><draw:text-box><text:p><text:span text:style-name="T38">version: '3.5'</text:span></text:p><text:p><text:span text:style-name="T38">services:</text:span></text:p><text:p><text:span text:style-name="T38"><text:s text:c="2"/></text:span><text:span text:style-name="T38">db-product:</text:span></text:p><text:p><text:span text:style-name="T38"><text:s text:c="4"/></text:span><text:span text:style-name="T38">image: postgres:11-alpine</text:span></text:p><text:p><text:span text:style-name="T38"><text:s text:c="4"/></text:span><text:span text:style-name="T38">ports:</text:span></text:p><text:p><text:span text:style-name="T38"><text:s text:c="6"/></text:span><text:span text:style-name="T38">- '28185:5432'</text:span></text:p><text:p><text:span text:style-name="T38"><text:s text:c="4"/></text:span><text:span text:style-name="T38">container_name: LPDM-ProductDB</text:span></text:p><text:p><text:span text:style-name="T38"><text:s text:c="4"/></text:span><text:span text:style-name="T38">environment:</text:span></text:p><text:p><text:span text:style-name="T38"><text:s text:c="6"/></text:span><text:span text:style-name="T38">POSTGRES_DB: db_product</text:span></text:p><text:p><text:span text:style-name="T38"><text:s text:c="6"/></text:span><text:span text:style-name="T38">POSTGRES_USER: usr_product</text:span></text:p><text:p><text:span text:style-name="T38"><text:s text:c="6"/></text:span><text:span text:style-name="T38">POSTGRES_PASSWORD: pwd_product</text:span></text:p><text:p><text:span text:style-name="T38"><text:s text:c="4"/></text:span><text:span text:style-name="T38">volumes:</text:span></text:p><text:p><text:span text:style-name="T38"><text:s text:c="6"/></text:span><text:span text:style-name="T38">- './sql:/docker-entrypoint-initdb.d'</text:span></text:p><text:p><text:span text:style-name="T38"><text:s text:c="6"/></text:span><text:span text:style-name="T38">- data:/var/lib/postgresql/data</text:span></text:p><text:p><text:span text:style-name="T38"><text:s text:c="4"/></text:span><text:span text:style-name="T38">restart: always</text:span></text:p><text:p><text:span text:style-name="T38"><text:s text:c="4"/></text:span><text:span text:style-name="T38">network_mode: bridge</text:span></text:p><text:p><text:span text:style-name="T38">volumes:</text:span></text:p><text:p><text:span text:style-name="T38"><text:s text:c="2"/></text:span><text:span text:style-name="T38">data:</text:span></text:p><text:p><text:span text:style-name="T39"/></text:p></draw:text-box></draw:frame></text:p>
      <text:p text:style-name="P46"/>
      <text:p text:style-name="P46"/>
      <text:h text:style-name="P91" text:outline-level="3"><text:soft-page-break/>Micro-services</text:h>
      <text:p text:style-name="P57">Les conteneurs Docker applicatifs des différents micro-services composant l’ensemble de l’application doivent être lancé dans un ordre particulier.<text:line-break/></text:p>
      <text:list xml:id="list2809189746" text:style-name="L7">
        <text:list-item>
          <text:p text:style-name="P85">Le premier conteneur à exécuter est celui du CloudConfig, qui permet de distribuer les différents fichiers de propriétés aux différents micro-services.</text:p>
        </text:list-item>
        <text:list-item>
          <text:p text:style-name="P85">Le second conteneur à exécuter doit être celui d’Eureka, permettant ensuite aux autre<text:span text:style-name="T26">s</text:span> micro-services de pouvoir s’enregistrer dans <text:span text:style-name="T26">l’annuaire</text:span>.</text:p>
        </text:list-item>
        <text:list-item>
          <text:p text:style-name="P85">Logiquement, le troisième micro-service à exécuter, doit être l’API Gateway Zuul. <text:span text:style-name="T26">C’est par ce micro-service que </text:span><text:span text:style-name="T31">toutes</text:span><text:span text:style-name="T26"> les communications internes à l’application doivent transiter. </text:span></text:p>
        </text:list-item>
        <text:list-item>
          <text:p text:style-name="P85">Une fois que les trois micro-services cités ci-dessus sont <text:span text:style-name="T26">exécutés</text:span>, l’ordre de lancement des autres applications <text:span text:style-name="T26">n’a aucune incidence</text:span>.</text:p>
        </text:list-item>
      </text:list>
      <text:p text:style-name="P53"/>
      <text:p text:style-name="P54">Chaque exécution d’un conteneur Docker applicatif doit renseigner les information suivante<text:span text:style-name="T35">s</text:span> :<text:line-break/></text:p>
      <text:list xml:id="list484807449" text:style-name="L8">
        <text:list-item>
          <text:p text:style-name="P86">Nom de conteneurs</text:p>
        </text:list-item>
        <text:list-item>
          <text:p text:style-name="P86">Le port exposé</text:p>
        </text:list-item>
        <text:list-item>
          <text:p text:style-name="P86">Un lien privilégié avec le conteneur de base de données associé</text:p>
        </text:list-item>
        <text:list-item>
          <text:p text:style-name="P86">Le mode de redémarrage du conteneur</text:p>
        </text:list-item>
        <text:list-item>
          <text:p text:style-name="P86">L’indication de ne pas utiliser de mémoire swap pour de se prémunir des ralentissements et de crashs de type OOM s’en suivant</text:p>
        </text:list-item>
        <text:list-item>
          <text:p text:style-name="P86">Une variable d’environnement comprenant la clé de chiffrement afin de lire les propriétés sensibles</text:p>
        </text:list-item>
        <text:list-item>
          <text:p text:style-name="P86">L’image du conteneur identifié dans le Docker Hub</text:p>
          <text:p text:style-name="P86"/>
        </text:list-item>
      </text:list>
      <text:p text:style-name="P52">Exemple d’exécution d’un conteneur en ligne de commande :</text:p>
      <text:p text:style-name="P52"><draw:frame text:anchor-type="paragraph" draw:z-index="1" draw:name="Forme1" draw:style-name="gr2" draw:text-style-name="P116" svg:width="16.502cm" svg:height="4.343cm" svg:x="0.415cm" svg:y="0.258cm"><draw:text-box><text:p><text:span text:style-name="T38">docker run -d </text:span></text:p><text:p><text:span text:style-name="T38">--name LPDM-OrderMS </text:span></text:p><text:p><text:span text:style-name="T38">-p 28083:28083 </text:span></text:p><text:p><text:span text:style-name="T38">--link LPDM-OrderDB </text:span></text:p><text:p><text:span text:style-name="T38">--restart always </text:span></text:p><text:p><text:span text:style-name="T38">--memory-swappiness=0 <text:s/></text:span></text:p><text:p><text:span text:style-name="T38">-e 'JAVA_TOOL_OPTIONS=-Djasypt.encryptor.password=$KEY' vyjorg/lpdm-order:latest</text:span></text:p><text:p><text:span text:style-name="T39"/></text:p></draw:text-box></draw:frame></text:p>
      <text:p text:style-name="P87"><text:span text:style-name="T35">Note :</text:span></text:p>
      <text:p text:style-name="P58">Avec cette configuration, le conteneur n’est soumis à aucune limitation de mémoire.</text:p>
      <text:p text:style-name="P58">Après une étude sur la monté en charge de chaque conteneur, il serait pertinent de limiter la consommation de mémoire en l’indiquant au lancement du conteneur.</text:p>
      <text:p text:style-name="P51"/>
      <text:h text:style-name="P92" text:outline-level="3"><text:soft-page-break/>Intégration continue</text:h>
      <text:p text:style-name="P55">Les dépôts associés à chaque micro-service, contenant les sources du code, sont disponibles sur l’organisation GitHub à l’adresse internet <text:a xlink:type="simple" xlink:href="https://github.com/vyjorg" text:style-name="Internet_20_link" text:visited-style-name="Visited_20_Internet_20_Link">https://github.com/vyjorg</text:a></text:p>
      <text:p text:style-name="P55">C’est reposant sur cette organisation de dépôts qu’intervient le serveur d’automatisations Java, open source, Jenkins, <text:span text:style-name="T36">sur lequel sont liés chaque dépôts dont les commits initialisent automatiquement des build suivant une procédure détaillée dans un fichier Jenkinsfile à la racine des dépôt.</text:span></text:p>
      <text:p text:style-name="P56">Exemple d’un fichier Jenkinsfile utilisant le mode pipeline, situé à la racine d’un dépôt GitHub :</text:p>
      <text:p text:style-name="P56"><draw:frame text:anchor-type="paragraph" draw:z-index="2" draw:name="Forme1" draw:style-name="gr3" draw:text-style-name="P117" svg:width="16.502cm" svg:height="18.821cm" svg:x="0.415cm" svg:y="0.099cm"><draw:text-box><text:p><text:span text:style-name="T40">pipeline {</text:span></text:p><text:p><text:span text:style-name="T40"><text:s text:c="2"/></text:span><text:span text:style-name="T40">agent any</text:span></text:p><text:p><text:span text:style-name="T40"><text:s text:c="4"/></text:span><text:span text:style-name="T40">tools { maven 'Apache Maven 3.5.2' }</text:span></text:p><text:p><text:span text:style-name="T40"><text:s text:c="4"/></text:span><text:span text:style-name="T40">environment { KEY = "" }</text:span></text:p><text:p><text:span text:style-name="T40"><text:s text:c="4"/></text:span><text:span text:style-name="T40">stages{</text:span></text:p><text:p><text:span text:style-name="T40"><text:s text:c="6"/></text:span><text:span text:style-name="T40">stage('Checkout') {</text:span></text:p><text:p><text:span text:style-name="T40"><text:s text:c="7"/></text:span><text:span text:style-name="T40">steps { git '</text:span><text:span text:style-name="T40"><text:a xlink:href="https://github.com/vyjorg/LPDM-Order" xlink:type="simple">https://github.com/vyjorg/LPDM-Order</text:a></text:span><text:span text:style-name="T40">' }</text:span></text:p><text:p><text:span text:style-name="T40"><text:s text:c="6"/></text:span><text:span text:style-name="T40">}</text:span></text:p><text:p><text:span text:style-name="T40"><text:s text:c="6"/></text:span><text:span text:style-name="T40">stage('Load Key') {</text:span></text:p><text:p><text:span text:style-name="T40"><text:s text:c="8"/></text:span><text:span text:style-name="T40">steps {</text:span></text:p><text:p><text:span text:style-name="T40"><text:s text:c="10"/></text:span><text:span text:style-name="T40">script {</text:span></text:p><text:p><text:span text:style-name="T40"><text:s text:c="12"/></text:span><text:span text:style-name="T40">configFileProvider([configFile(fileId: </text:span></text:p><text:p><text:span text:style-name="T40"><text:s text:c="12"/></text:span><text:span text:style-name="T40">'2bd4e734-a03f-4fce-9015-aca988614b4e', </text:span></text:p><text:p><text:span text:style-name="T40"><text:s text:c="12"/></text:span><text:span text:style-name="T40">targetLocation: 'lpdm.key')]) {</text:span></text:p><text:p><text:span text:style-name="T40"><text:s text:c="14"/></text:span><text:span text:style-name="T40">lpdm_keys = readJSON file: 'lpdm.key'</text:span></text:p><text:p><text:span text:style-name="T40"><text:s text:c="14"/></text:span><text:span text:style-name="T40">KEY = lpdm_keys.lpdm</text:span></text:p><text:p><text:span text:style-name="T40"><text:s text:c="12"/></text:span><text:span text:style-name="T40">}</text:span></text:p><text:p><text:span text:style-name="T40"><text:s text:c="10"/></text:span><text:span text:style-name="T40">}</text:span></text:p><text:p><text:span text:style-name="T40"><text:s text:c="8"/></text:span><text:span text:style-name="T40">}</text:span></text:p><text:p><text:span text:style-name="T40"><text:s text:c="6"/></text:span><text:span text:style-name="T40">}</text:span></text:p><text:p><text:span text:style-name="T40"><text:s text:c="6"/></text:span><text:span text:style-name="T40">stage('Tests') {</text:span></text:p><text:p><text:span text:style-name="T40"><text:s text:c="8"/></text:span><text:span text:style-name="T40">steps { sh 'mvn clean test' }</text:span></text:p><text:p><text:span text:style-name="T40"><text:s text:c="8"/></text:span><text:span text:style-name="T40">post {</text:span></text:p><text:p><text:span text:style-name="T40"><text:s text:c="10"/></text:span><text:span text:style-name="T40">always { junit 'target/surefire-reports/**/*.xml' }</text:span></text:p><text:p><text:span text:style-name="T40"><text:s text:c="10"/></text:span><text:span text:style-name="T40">failure { error 'The tests failed'}</text:span></text:p><text:p><text:span text:style-name="T40"><text:s text:c="8"/></text:span><text:span text:style-name="T40">}</text:span></text:p><text:p><text:span text:style-name="T40"><text:s text:c="6"/></text:span><text:span text:style-name="T40">}</text:span></text:p><text:p><text:span text:style-name="T40"><text:s text:c="6"/></text:span><text:span text:style-name="T40">stage('Push to DockerHub') {</text:span></text:p><text:p><text:span text:style-name="T40"><text:s text:c="8"/></text:span><text:span text:style-name="T40">steps { sh 'mvn clean package' }</text:span></text:p><text:p><text:span text:style-name="T40"><text:s text:c="6"/></text:span><text:span text:style-name="T40">}</text:span></text:p><text:p><text:span text:style-name="T40"><text:s text:c="6"/></text:span><text:span text:style-name="T40">stage('Deploy') {</text:span></text:p><text:p><text:span text:style-name="T40"><text:s text:c="8"/></text:span><text:span text:style-name="T40">steps {</text:span></text:p><text:p><text:span text:style-name="T40"><text:s text:c="10"/></text:span><text:span text:style-name="T40">sh "docker stop LPDM-OrderMS </text:span></text:p><text:p><text:span text:style-name="T40"><text:s text:c="14"/></text:span><text:span text:style-name="T40">|| true &amp;&amp; docker rm LPDM-OrderMS || true"</text:span></text:p><text:p><text:span text:style-name="T40"><text:s text:c="10"/></text:span><text:span text:style-name="T40">sh "docker pull vyjorg/lpdm-order:latest"</text:span></text:p><text:p><text:span text:style-name="T40"><text:s text:c="10"/></text:span><text:span text:style-name="T40">sh "docker run -d </text:span></text:p><text:p><text:span text:style-name="T40"><text:s text:c="14"/></text:span><text:span text:style-name="T40">--name LPDM-OrderMS</text:span></text:p><text:p><text:span text:style-name="T40"><text:s text:c="14"/></text:span><text:span text:style-name="T40">-p 28083:28083 </text:span></text:p><text:p><text:span text:style-name="T40"><text:s text:c="14"/></text:span><text:span text:style-name="T40">--link LPDM-OrderDB </text:span></text:p><text:p><text:span text:style-name="T40"><text:s text:c="14"/></text:span><text:span text:style-name="T40">--restart always </text:span></text:p><text:p><text:span text:style-name="T40"><text:s text:c="14"/></text:span><text:span text:style-name="T40">--memory-swappiness=0 <text:s/></text:span></text:p><text:p><text:span text:style-name="T40"><text:s text:c="14"/></text:span><text:span text:style-name="T40">-e 'JAVA_TOOL_OPTIONS=-Djasypt.encryptor.password=$KEY'</text:span></text:p><text:p><text:span text:style-name="T40"><text:s text:c="14"/></text:span><text:span text:style-name="T40">vyjorg/lpdm-order:latest"</text:span></text:p><text:p><text:span text:style-name="T40"><text:s text:c="8"/></text:span><text:span text:style-name="T40">}</text:span></text:p><text:p><text:span text:style-name="T40"><text:s text:c="6"/></text:span><text:span text:style-name="T40">}</text:span></text:p><text:p><text:span text:style-name="T40"><text:s text:c="3"/></text:span><text:span text:style-name="T40">}</text:span></text:p><text:p><text:span text:style-name="T40">}</text:span></text:p></draw:text-box></draw:frame></text:p>
      <text:h text:style-name="P89" text:outline-level="3"><text:soft-page-break/>Variables d'environnement</text:h>
      <text:p text:style-name="P79"><text:span text:style-name="T37">Chaque micro-service lié à une base de données reçoit, dans un fichier de propriétés, le data-source JDBC ainsi que les identifiants de connexion à cette dernière, par l’intermédiaire du micro-service CloudConfig.</text:span></text:p>
      <text:p text:style-name="P79"><text:span text:style-name="T37">Dans un soucis de sécurité, ces informations sont chiffrées dans les fichiers de propriétés. Afin de procéder à la lecture correcte des informations de connexion, une clé de chiffrement doit être injectée en tant que variable d’environnement aussi bien pour les tests que pour la mise en production des différents conteneur Docker.</text:span></text:p>
      <text:p text:style-name="P80">Le tableau ci-dessous énumère les micro-services nécessitant une variable d’environnement.</text:p>
      <table:table table:name="Tableau2" table:style-name="Tableau2">
        <table:table-column table:style-name="Tableau2.A"/>
        <table:table-column table:style-name="Tableau2.B"/>
        <table:table-column table:style-name="Tableau2.C"/>
        <table:table-row>
          <table:table-cell table:style-name="Tableau2.A1" office:value-type="string">
            <text:p text:style-name="P107">Micro-service</text:p>
          </table:table-cell>
          <table:table-cell table:style-name="Tableau2.A1" office:value-type="string">
            <text:p text:style-name="P61">Obligatoire</text:p>
          </table:table-cell>
          <table:table-cell table:style-name="Tableau2.C1" office:value-type="string">
            <text:p text:style-name="P60">Description</text:p>
          </table:table-cell>
        </table:table-row>
        <table:table-row>
          <table:table-cell table:style-name="Tableau2.A6" office:value-type="string">
            <text:p text:style-name="P105">Order</text:p>
          </table:table-cell>
          <table:table-cell table:style-name="Tableau2.B2" office:value-type="string">
            <text:p text:style-name="P99">oui</text:p>
          </table:table-cell>
          <table:table-cell table:style-name="Tableau2.C2" office:value-type="string">
            <text:p text:style-name="P102">Data-source &amp; identifiants API Paypal</text:p>
          </table:table-cell>
        </table:table-row>
        <table:table-row>
          <table:table-cell table:style-name="Tableau2.A6" office:value-type="string">
            <text:p text:style-name="P103">Product</text:p>
          </table:table-cell>
          <table:table-cell table:style-name="Tableau2.B6" office:value-type="string">
            <text:p text:style-name="P100">oui</text:p>
          </table:table-cell>
          <table:table-cell table:style-name="Tableau2.C6" office:value-type="string">
            <text:p text:style-name="P101">Data-source</text:p>
          </table:table-cell>
        </table:table-row>
        <table:table-row>
          <table:table-cell table:style-name="Tableau2.A6" office:value-type="string">
            <text:p text:style-name="P103">Stock</text:p>
          </table:table-cell>
          <table:table-cell table:style-name="Tableau2.B6" office:value-type="string">
            <text:p text:style-name="P100">oui</text:p>
          </table:table-cell>
          <table:table-cell table:style-name="Tableau2.C6" office:value-type="string">
            <text:p text:style-name="P101">Data-source</text:p>
          </table:table-cell>
        </table:table-row>
        <table:table-row>
          <table:table-cell table:style-name="Tableau2.A6" office:value-type="string">
            <text:p text:style-name="P103">Location</text:p>
          </table:table-cell>
          <table:table-cell table:style-name="Tableau2.B6" office:value-type="string">
            <text:p text:style-name="P100">oui</text:p>
          </table:table-cell>
          <table:table-cell table:style-name="Tableau2.C6" office:value-type="string">
            <text:p text:style-name="P101">Data-source </text:p>
          </table:table-cell>
        </table:table-row>
        <table:table-row>
          <table:table-cell table:style-name="Tableau2.A6" office:value-type="string">
            <text:p text:style-name="P103">Store</text:p>
          </table:table-cell>
          <table:table-cell table:style-name="Tableau2.B6" office:value-type="string">
            <text:p text:style-name="P100">oui</text:p>
          </table:table-cell>
          <table:table-cell table:style-name="Tableau2.C6" office:value-type="string">
            <text:p text:style-name="P101">Data-source </text:p>
          </table:table-cell>
        </table:table-row>
        <table:table-row>
          <table:table-cell table:style-name="Tableau2.A7" office:value-type="string">
            <text:p text:style-name="P103">Storage</text:p>
          </table:table-cell>
          <table:table-cell table:style-name="Tableau2.B7" office:value-type="string">
            <text:p text:style-name="P104">oui</text:p>
          </table:table-cell>
          <table:table-cell table:style-name="Tableau2.C7" office:value-type="string">
            <text:p text:style-name="P101">Data-source</text:p>
          </table:table-cell>
        </table:table-row>
      </table:table>
      <text:p text:style-name="P36"/>
      <text:p text:style-name="P81">Définissez les variables d’environnement nécessaires <text:span text:style-name="T12">comme comme suit :</text:span></text:p>
      <text:p text:style-name="P81"><draw:frame text:anchor-type="paragraph" draw:z-index="10" draw:name="Forme1" draw:style-name="gr11" draw:text-style-name="P120" svg:width="16.502cm" svg:height="1.449cm" svg:x="0.415cm" svg:y="0.258cm"><draw:text-box><text:p text:style-name="P119"><text:span text:style-name="T42"><text:line-break/></text:span><text:span text:style-name="T42">-Djasypt.encryptor.password={clé de chiffrement}</text:span></text:p><text:p><text:span text:style-name="T39"/></text:p></draw:text-box></draw:frame></text:p>
      <text:h text:style-name="P89" text:outline-level="3">Configuration</text:h>
      <text:p text:style-name="P34">Voici les différents fichiers de configuration :</text:p>
      <text:list xml:id="list1859111492" text:style-name="L9">
        <text:list-item>
          <text:p text:style-name="P78"><text:span text:style-name="T7">xxx.yyy</text:span> : fichier de configuration des logs</text:p>
        </text:list-item>
        <text:list-item>
          <text:p text:style-name="P78"><text:span text:style-name="T7">zzz</text:span><text:span text:style-name="T6">.</text:span><text:span text:style-name="T7">ttt</text:span> : fichier de configuration de l'application...</text:p>
        </text:list-item>
        <text:list-item>
          <text:p text:style-name="P78"><text:span text:style-name="T7">aaa</text:span> : <text:span text:style-name="T8">fichier de configuration de la </text:span><text:span text:style-name="T9">ressources XXX</text:span></text:p>
        </text:list-item>
        <text:list-item>
          <text:p text:style-name="P68">...</text:p>
        </text:list-item>
        <text:list-item>
          <text:p text:style-name="P69"/>
        </text:list-item>
      </text:list>
      <text:h text:style-name="P95" text:outline-level="4">Fichier <text:span text:style-name="T12">xxx</text:span>.<text:span text:style-name="T12">yyy</text:span></text:h>
      <text:p text:style-name="P34">…</text:p>
      <text:h text:style-name="P95" text:outline-level="4">Fichier <text:span text:style-name="T12">zzz</text:span>.<text:span text:style-name="T12">ttt</text:span></text:h>
      <text:p text:style-name="P34">...</text:p>
      <text:h text:style-name="P95" text:outline-level="4">Fichier ...</text:h>
      <text:p text:style-name="P34"/>
      <text:h text:style-name="P113" text:outline-level="1">Procédure de démarrage / arrêt</text:h>
      <text:h text:style-name="P108" text:outline-level="2">Base de données</text:h>
      <text:p text:style-name="P34"/>
      <text:h text:style-name="P108" text:outline-level="2">Batches</text:h>
      <text:p text:style-name="P34"/>
      <text:h text:style-name="P108" text:outline-level="2">Application web</text:h>
      <text:h text:style-name="P111" text:outline-level="1">Procédure de mise à jour</text:h>
      <text:h text:style-name="P108" text:outline-level="2"><text:span text:style-name="T14">B</text:span>ase de données</text:h>
      <text:p text:style-name="P34"/>
      <text:h text:style-name="P108" text:outline-level="2"><text:span text:style-name="T14">B</text:span>atches</text:h>
      <text:p text:style-name="P34"/>
      <text:h text:style-name="P108" text:outline-level="2"><text:span text:style-name="T14">A</text:span>pplication web</text:h>
      <text:h text:style-name="P111" text:outline-level="1"><text:span text:style-name="T13">Supervision</text:span>/Monitoring</text:h>
      <text:h text:style-name="P109" text:outline-level="2"><text:span text:style-name="T13">Supervision</text:span> de l’application web</text:h>
      <text:p text:style-name="P37">Afin de tester que l’application web est toujours fonctionnelles, faire ceci…</text:p>
      <text:p text:style-name="P37"/>
      <text:h text:style-name="P111" text:outline-level="1">Procédure de sauvegarde <text:span text:style-name="T13">et restauration</text:span></text:h>
      <text:p text:style-name="P34"/>
      <text:h text:style-name="P111" text:outline-level="1">Glossaire</text:h>
      <table:table table:name="Tableau1" table:style-name="Tableau1">
        <table:table-column table:style-name="Tableau1.A"/>
        <table:table-column table:style-name="Tableau1.B"/>
        <table:table-row>
          <table:table-cell table:style-name="Tableau1.A1" office:value-type="string">
            <text:p text:style-name="P26"/>
          </table:table-cell>
          <table:table-cell table:style-name="Tableau1.B1" office:value-type="string">
            <text:p text:style-name="P25"/>
          </table:table-cell>
        </table:table-row>
        <table:table-row>
          <table:table-cell table:style-name="Tableau1.A2" office:value-type="string">
            <text:p text:style-name="P26"/>
          </table:table-cell>
          <table:table-cell table:style-name="Tableau1.B2" office:value-type="string">
            <text:p text:style-name="P25"/>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F" svg:font-family="" style:font-family-generic="roma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loext:graphic-properties draw:fill="solid" draw:fill-color="#ffffff"/>
      <style:paragraph-properties fo:background-color="#ffffff"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master-page-name="">
      <loext:graphic-properties draw:fill="solid" draw:fill-color="#ffffff"/>
      <style:paragraph-properties fo:margin-left="0cm" fo:margin-right="0cm" fo:margin-top="0cm" fo:margin-bottom="0.499cm" loext:contextual-spacing="false" fo:text-align="center" style:justify-single-word="false" fo:text-indent="0cm" style:auto-text-indent="false" style:page-number="auto" fo:background-color="#ffffff" style:shadow="none" text:number-lines="false" text:line-number="0" style:writing-mode="page"/>
      <style:text-properties fo:font-variant="small-caps" fo:color="#000000" fo:background-color="#ffffff" style:font-size-asian="10.5pt"/>
    </style:style>
    <style:style style:name="Contents_20_1" style:display-name="Contents 1" style:family="paragraph" style:parent-style-name="Index" style:class="index" style:master-page-name="">
      <loext:graphic-properties draw:fill="solid" draw:fill-color="#ffffff"/>
      <style:paragraph-properties fo:margin-left="0cm" fo:margin-right="0cm" fo:margin-top="0cm" fo:margin-bottom="0cm" loext:contextual-spacing="false" fo:text-indent="0cm" style:auto-text-indent="false" style:page-number="auto" fo:background-color="#ffffff"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loext:graphic-properties draw:fill="solid" draw:fill-color="#ffffff"/>
      <style:paragraph-properties fo:margin-left="0.499cm" fo:margin-right="0cm" fo:margin-top="0cm" fo:margin-bottom="0cm" loext:contextual-spacing="false" fo:text-indent="0cm" style:auto-text-indent="false" fo:background-color="#ffffff"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style:paragraph-properties fo:margin-left="0.998cm" fo:margin-right="0cm" fo:margin-top="0cm" fo:margin-bottom="0cm" loext:contextual-spacing="false" fo:text-indent="0cm" style:auto-text-indent="false" fo:background-color="#ffffff"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loext:graphic-properties draw:fill="solid" draw:fill-color="#ffffff"/>
      <style:paragraph-properties fo:margin-left="1.498cm" fo:margin-right="0cm" fo:margin-top="0cm" fo:margin-bottom="0cm" loext:contextual-spacing="false" fo:text-indent="0cm" style:auto-text-indent="false" fo:background-color="#ffffff">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fo:background-color="#ffffff" draw:fill="solid" draw:fill-color="#ffffff" draw:opacity="100%"/>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LPDM</text:user-defined></text:p>
            </table:table-cell>
            <table:table-cell table:style-name="Tableau6.B1" office:value-type="string">
              <text:p text:style-name="MP2"><text:user-defined style:data-style-name="N0" text:name="Client">OpenclassRooms</text:user-defined></text:p>
              <text:p text:style-name="MP3"><text:user-defined style:data-style-name="N0" text:name="Projet">La place du marché</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5/02/2019</text:user-defined></text:p>
              <text:p text:style-name="MP5">Page : <text:page-number text:select-page="current">13</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LPDM</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8</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0" meta:object-count="0" meta:page-count="18" meta:paragraph-count="208" meta:word-count="1772" meta:character-count="10930" meta:non-whitespace-character-count="9411"/>
    <meta:user-defined meta:name="Auteur">Yann</meta:user-defined>
    <meta:user-defined meta:name="Auteur_Role">Etudiant développeur</meta:user-defined>
    <meta:user-defined meta:name="Client">OpenclassRooms</meta:user-defined>
    <meta:user-defined meta:name="Entreprise">LPDM</meta:user-defined>
    <meta:user-defined meta:name="Projet" meta:value-type="string">La place du marché</meta:user-defined>
    <meta:user-defined meta:name="Version" meta:value-type="string">1.0</meta:user-defined>
    <meta:user-defined meta:name="Version_Date" meta:value-type="date">2019-02-05</meta:user-defined>
  </office:meta>
</office:document-meta>
</file>